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200002B4900000A519885FD7C2A6ACCF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4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33.13mm"/>
    </style:style>
    <style:style style:name="co5" style:family="table-column">
      <style:table-column-properties fo:break-before="auto" style:column-width="26.46mm"/>
    </style:style>
    <style:style style:name="co6" style:family="table-column">
      <style:table-column-properties fo:break-before="auto" style:column-width="25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9.79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7.67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ext-properties fo:color="#000000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/>
    </style:style>
    <style:style style:name="ce6" style:family="table-cell" style:parent-style-name="Default" style:data-style-name="N0">
      <style:table-cell-properties fo:border-bottom="0.06pt solid #000000" fo:background-color="#ffff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9" style:family="table-cell" style:parent-style-name="Default" style:data-style-name="N4">
      <style:text-properties fo:color="#000000"/>
    </style:style>
    <style:style style:name="ce10" style:family="table-cell" style:parent-style-name="Default" style:data-style-name="N3">
      <style:text-properties fo:color="#000000"/>
    </style:style>
    <style:style style:name="ce11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Vírgula" style:data-style-name="N4">
      <style:table-cell-properties fo:border-bottom="none" fo:border-left="0.06pt solid #000000" fo:border-right="0.06pt solid #000000" fo:border-top="0.06pt solid #000000"/>
      <style:text-properties fo:color="#000000"/>
    </style:style>
    <style:style style:name="ce13" style:family="table-cell" style:parent-style-name="Vírgula" style:data-style-name="N4">
      <style:table-cell-properties fo:border-bottom="none" fo:border-left="0.06pt solid #000000" fo:border-right="0.06pt solid #000000" fo:border-top="none"/>
      <style:text-properties fo:color="#000000"/>
    </style:style>
    <style:style style:name="ce14" style:family="table-cell" style:parent-style-name="Vírgula" style:data-style-name="N4">
      <style:table-cell-properties fo:border-bottom="0.06pt solid #000000" fo:border-left="0.06pt solid #000000" fo:border-right="0.06pt solid #000000" fo:border-top="none"/>
      <style:text-properties fo:color="#000000"/>
    </style:style>
    <style:style style:name="ce15" style:family="table-cell" style:parent-style-name="Vírgula" style:data-style-name="N4">
      <style:table-cell-properties fo:border="0.06pt solid #000000" style:vertical-align="middle"/>
      <style:text-properties fo:color="#000000" fo:font-weight="bold" style:font-weight-asian="bold" style:font-weight-complex="bold"/>
    </style:style>
    <style:style style:name="ce16" style:family="table-cell" style:parent-style-name="Vírgula" style:data-style-name="N4">
      <style:table-cell-properties fo:border-bottom="none" fo:border-left="0.06pt solid #000000" fo:border-right="0.06pt solid #000000" fo:border-top="none" style:vertical-align="middle"/>
      <style:text-properties fo:color="#000000"/>
    </style:style>
    <style:style style:name="ce17" style:family="table-cell" style:parent-style-name="Vírgula" style:data-style-name="N4">
      <style:table-cell-properties fo:border="0.06pt solid #000000"/>
      <style:text-properties fo:color="#000000"/>
    </style:style>
    <style:style style:name="ce18" style:family="table-cell" style:parent-style-name="Default" style:data-style-name="N113">
      <style:text-properties fo:color="#000000"/>
    </style:style>
    <style:style style:name="ce19" style:family="table-cell" style:parent-style-name="Default" style:data-style-name="N0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0" style:family="table-cell" style:parent-style-name="Vírgula" style:data-style-name="N4">
      <style:table-cell-properties fo:border-bottom="none" fo:border-left="0.06pt solid #000000" fo:border-right="none" fo:border-top="0.06pt solid #000000"/>
      <style:text-properties fo:color="#000000"/>
    </style:style>
    <style:style style:name="ce21" style:family="table-cell" style:parent-style-name="Vírgula" style:data-style-name="N4">
      <style:table-cell-properties fo:border-bottom="none" fo:border-left="0.06pt solid #000000" fo:border-right="none" fo:border-top="none"/>
      <style:text-properties fo:color="#000000"/>
    </style:style>
    <style:style style:name="ce22" style:family="table-cell" style:parent-style-name="Vírgula" style:data-style-name="N4">
      <style:table-cell-properties fo:border-bottom="0.06pt solid #000000" fo:border-left="0.06pt solid #000000" fo:border-right="none" fo:border-top="none"/>
      <style:text-properties fo:color="#000000"/>
    </style:style>
    <style:style style:name="ce23" style:family="table-cell" style:parent-style-name="Vírgula" style:data-style-name="N4">
      <style:table-cell-properties fo:border-bottom="0.06pt solid #000000" fo:border-left="0.06pt solid #000000" fo:border-right="none" fo:border-top="0.06pt solid #000000" style:vertical-align="middle"/>
      <style:text-properties fo:color="#000000" fo:font-weight="bold" style:font-weight-asian="bold" style:font-weight-complex="bold"/>
    </style:style>
    <style:style style:name="ce24" style:family="table-cell" style:parent-style-name="Vírgula" style:data-style-name="N4">
      <style:table-cell-properties fo:border-bottom="none" fo:border-left="0.06pt solid #000000" fo:border-right="none" fo:border-top="none" style:vertical-align="middle"/>
      <style:text-properties fo:color="#000000"/>
    </style:style>
    <style:style style:name="ce25" style:family="table-cell" style:parent-style-name="Vírgula" style:data-style-name="N4">
      <style:table-cell-properties fo:border-bottom="0.06pt solid #000000" fo:border-left="0.06pt solid #000000" fo:border-right="none" fo:border-top="0.06pt solid #000000"/>
      <style:text-properties fo:color="#000000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/>
      <style:text-properties fo:color="#000000"/>
    </style:style>
    <style:style style:name="gr1" style:family="graphic">
      <style:graphic-properties draw:stroke="none" draw:fill="none" fo:clip="rect(0mm, 0mm, 0mm, 0m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993" table:default-cell-style-name="ce1"/>
        <table:table-row table:style-name="ro1">
          <table:table-cell table:style-name="ce1">
            <draw:frame table:end-cell-address="Planilha1.B4" table:end-x="13.76mm" table:end-y="1.06mm" draw:z-index="0" draw:name="Picture 2" draw:style-name="gr1" draw:text-style-name="P1" svg:width="113.24mm" svg:height="16.41mm" svg:x="0mm" svg:y="0mm">
              <draw:image xlink:href="Pictures/2000001200002B4900000A519885FD7C2A6ACCFE.wmf" xlink:type="simple" xlink:show="embed" xlink:actuate="onLoad">
                <text:p/>
              </draw:image>
            </draw:frame>
          </table:table-cell>
          <table:table-cell table:style-name="ce9"/>
          <table:table-cell table:number-columns-repeated="1022"/>
        </table:table-row>
        <table:table-row table:style-name="ro1">
          <table:table-cell table:style-name="ce1"/>
          <table:table-cell table:style-name="ce10"/>
          <table:table-cell table:number-columns-repeated="1022"/>
        </table:table-row>
        <table:table-row table:style-name="ro2">
          <table:table-cell table:style-name="ce1"/>
          <table:table-cell table:style-name="ce10"/>
          <table:table-cell table:number-columns-repeated="1022"/>
        </table:table-row>
        <table:table-row table:style-name="ro3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/>
          <table:table-cell table:number-columns-repeated="995"/>
        </table:table-row>
        <table:table-row table:style-name="ro4">
          <table:table-cell table:style-name="ce3" office:value-type="string" calcext:value-type="string" table:number-columns-spanned="29" table:number-rows-spanned="1">
            <text:p>Período: Outubro - 2021</text:p>
          </table:table-cell>
          <table:covered-table-cell table:number-columns-repeated="28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m R$1,00</text:p>
          </table:table-cell>
          <table:table-cell table:number-columns-repeated="1023"/>
        </table:table-row>
        <table:table-row table:style-name="ro5">
          <table:table-cell table:style-name="ce6" office:value-type="string" calcext:value-type="string">
            <text:p>RECEITAS </text:p>
          </table:table-cell>
          <table:table-cell table:style-name="ce11" office:value-type="string" calcext:value-type="string">
            <text:p>AC</text:p>
          </table:table-cell>
          <table:table-cell table:style-name="ce11" office:value-type="string" calcext:value-type="string">
            <text:p>AL</text:p>
          </table:table-cell>
          <table:table-cell table:style-name="ce11" office:value-type="string" calcext:value-type="string">
            <text:p>AM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CE</text:p>
          </table:table-cell>
          <table:table-cell table:style-name="ce11" office:value-type="string" calcext:value-type="string">
            <text:p>DF</text:p>
          </table:table-cell>
          <table:table-cell table:style-name="ce11" office:value-type="string" calcext:value-type="string">
            <text:p>ES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MA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MS</text:p>
          </table:table-cell>
          <table:table-cell table:style-name="ce11" office:value-type="string" calcext:value-type="string">
            <text:p>MT</text:p>
          </table:table-cell>
          <table:table-cell table:style-name="ce11" office:value-type="string" calcext:value-type="string">
            <text:p>PA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PE</text:p>
          </table:table-cell>
          <table:table-cell table:style-name="ce11" office:value-type="string" calcext:value-type="string">
            <text:p>PI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RO</text:p>
          </table:table-cell>
          <table:table-cell table:style-name="ce11" office:value-type="string" calcext:value-type="string">
            <text:p>RR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SE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TO</text:p>
          </table:table-cell>
          <table:table-cell table:style-name="ce19" office:value-type="string" calcext:value-type="string">
            <text:p>TOTAL</text:p>
          </table:table-cell>
          <table:table-cell table:style-name="ce26" table:number-columns-repeated="995"/>
        </table:table-row>
        <table:table-row table:style-name="ro1">
          <table:table-cell table:style-name="ce5" office:value-type="string" calcext:value-type="string">
            <text:p>IMPOSTO SOBRE IMPORTAÇÃO</text:p>
          </table:table-cell>
          <table:table-cell table:style-name="ce12" office:value-type="float" office:value="200292.03" calcext:value-type="float">
            <text:p>200.292,03</text:p>
          </table:table-cell>
          <table:table-cell table:style-name="ce12" office:value-type="float" office:value="8560.61" calcext:value-type="float">
            <text:p>8.560,61</text:p>
          </table:table-cell>
          <table:table-cell table:style-name="ce12" office:value-type="float" office:value="89697526.04" calcext:value-type="float">
            <text:p>89.697.526,04</text:p>
          </table:table-cell>
          <table:table-cell table:style-name="ce12" office:value-type="float" office:value="91831.99" calcext:value-type="float">
            <text:p>91.831,99</text:p>
          </table:table-cell>
          <table:table-cell table:style-name="ce12" office:value-type="float" office:value="125992190.11" calcext:value-type="float">
            <text:p>125.992.190,11</text:p>
          </table:table-cell>
          <table:table-cell table:style-name="ce12" office:value-type="float" office:value="86354388" calcext:value-type="float">
            <text:p>86.354.388,00</text:p>
          </table:table-cell>
          <table:table-cell table:style-name="ce12" office:value-type="float" office:value="2636962.81" calcext:value-type="float">
            <text:p>2.636.962,81</text:p>
          </table:table-cell>
          <table:table-cell table:style-name="ce12" office:value-type="float" office:value="208353442.24" calcext:value-type="float">
            <text:p>208.353.442,24</text:p>
          </table:table-cell>
          <table:table-cell table:style-name="ce12" office:value-type="float" office:value="38219534.52" calcext:value-type="float">
            <text:p>38.219.534,52</text:p>
          </table:table-cell>
          <table:table-cell table:style-name="ce12" office:value-type="float" office:value="7070695.97" calcext:value-type="float">
            <text:p>7.070.695,97</text:p>
          </table:table-cell>
          <table:table-cell table:style-name="ce12" office:value-type="float" office:value="142619248.55" calcext:value-type="float">
            <text:p>142.619.248,55</text:p>
          </table:table-cell>
          <table:table-cell table:style-name="ce12" office:value-type="float" office:value="166190.31" calcext:value-type="float">
            <text:p>166.190,31</text:p>
          </table:table-cell>
          <table:table-cell table:style-name="ce12" office:value-type="float" office:value="3758176.76" calcext:value-type="float">
            <text:p>3.758.176,76</text:p>
          </table:table-cell>
          <table:table-cell table:style-name="ce12" office:value-type="float" office:value="6122221.12" calcext:value-type="float">
            <text:p>6.122.221,12</text:p>
          </table:table-cell>
          <table:table-cell table:style-name="ce12" office:value-type="float" office:value="5034965.38" calcext:value-type="float">
            <text:p>5.034.965,38</text:p>
          </table:table-cell>
          <table:table-cell table:style-name="ce12" office:value-type="float" office:value="126390084.62" calcext:value-type="float">
            <text:p>126.390.084,62</text:p>
          </table:table-cell>
          <table:table-cell table:style-name="ce12" office:value-type="float" office:value="4619.74" calcext:value-type="float">
            <text:p>4.619,74</text:p>
          </table:table-cell>
          <table:table-cell table:style-name="ce12" office:value-type="float" office:value="503562300.82" calcext:value-type="float">
            <text:p>503.562.300,82</text:p>
          </table:table-cell>
          <table:table-cell table:style-name="ce12" office:value-type="float" office:value="269063496.23" calcext:value-type="float">
            <text:p>269.063.496,23</text:p>
          </table:table-cell>
          <table:table-cell table:style-name="ce12" office:value-type="float" office:value="483667.3" calcext:value-type="float">
            <text:p>483.667,30</text:p>
          </table:table-cell>
          <table:table-cell table:style-name="ce12" office:value-type="float" office:value="30235.92" calcext:value-type="float">
            <text:p>30.235,92</text:p>
          </table:table-cell>
          <table:table-cell table:style-name="ce12" office:value-type="float" office:value="2127.98" calcext:value-type="float">
            <text:p>2.127,98</text:p>
          </table:table-cell>
          <table:table-cell table:style-name="ce12" office:value-type="float" office:value="153826630.6" calcext:value-type="float">
            <text:p>153.826.630,60</text:p>
          </table:table-cell>
          <table:table-cell table:style-name="ce12" office:value-type="float" office:value="1187883203.4" calcext:value-type="float">
            <text:p>1.187.883.203,40</text:p>
          </table:table-cell>
          <table:table-cell table:style-name="ce12" office:value-type="float" office:value="82339.64" calcext:value-type="float">
            <text:p>82.339,64</text:p>
          </table:table-cell>
          <table:table-cell table:style-name="ce12" office:value-type="float" office:value="2352186885.29" calcext:value-type="float">
            <text:p>2.352.186.885,29</text:p>
          </table:table-cell>
          <table:table-cell table:style-name="ce12" office:value-type="float" office:value="1190.2" calcext:value-type="float">
            <text:p>1.190,20</text:p>
          </table:table-cell>
          <table:table-cell table:style-name="ce20" office:value-type="float" office:value="5309843008.18" calcext:value-type="float">
            <text:p>5.309.843.008,18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MPOSTO SOBRE EXPORTAÇÃO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737.73" calcext:value-type="float">
            <text:p>1.737,73</text:p>
          </table:table-cell>
          <table:table-cell table:style-name="ce13" office:value-type="float" office:value="-0.35" calcext:value-type="float">
            <text:p>-0,3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1027.79" calcext:value-type="float">
            <text:p>31.027,79</text:p>
          </table:table-cell>
          <table:table-cell table:style-name="ce13" office:value-type="float" office:value="111.5" calcext:value-type="float">
            <text:p>111,50</text:p>
          </table:table-cell>
          <table:table-cell table:style-name="ce13" office:value-type="float" office:value="1531.56" calcext:value-type="float">
            <text:p>1.531,56</text:p>
          </table:table-cell>
          <table:table-cell table:style-name="ce13" office:value-type="float" office:value="-61.17" calcext:value-type="float">
            <text:p>-61,17</text:p>
          </table:table-cell>
          <table:table-cell table:style-name="ce13" office:value-type="float" office:value="3628.85" calcext:value-type="float">
            <text:p>3.628,85</text:p>
          </table:table-cell>
          <table:table-cell table:style-name="ce13" office:value-type="float" office:value="47.34" calcext:value-type="float">
            <text:p>47,34</text:p>
          </table:table-cell>
          <table:table-cell table:style-name="ce13" office:value-type="float" office:value="626.69" calcext:value-type="float">
            <text:p>626,69</text:p>
          </table:table-cell>
          <table:table-cell table:style-name="ce13" office:value-type="float" office:value="6959.15" calcext:value-type="float">
            <text:p>6.959,15</text:p>
          </table:table-cell>
          <table:table-cell table:style-name="ce13" office:value-type="float" office:value="267.95" calcext:value-type="float">
            <text:p>267,95</text:p>
          </table:table-cell>
          <table:table-cell table:style-name="ce13" office:value-type="float" office:value="488.48" calcext:value-type="float">
            <text:p>488,48</text:p>
          </table:table-cell>
          <table:table-cell table:style-name="ce13" office:value-type="float" office:value="-1266.79" calcext:value-type="float">
            <text:p>-1.266,79</text:p>
          </table:table-cell>
          <table:table-cell table:style-name="ce13" office:value-type="float" office:value="4619.9" calcext:value-type="float">
            <text:p>4.619,90</text:p>
          </table:table-cell>
          <table:table-cell table:style-name="ce13" office:value-type="float" office:value="3.17" calcext:value-type="float">
            <text:p>3,17</text:p>
          </table:table-cell>
          <table:table-cell table:style-name="ce13" office:value-type="float" office:value="5222.27" calcext:value-type="float">
            <text:p>5.222,27</text:p>
          </table:table-cell>
          <table:table-cell table:style-name="ce13" office:value-type="float" office:value="-1244.33" calcext:value-type="float">
            <text:p>-1.244,33</text:p>
          </table:table-cell>
          <table:table-cell table:style-name="ce13" office:value-type="float" office:value="-16.65" calcext:value-type="float">
            <text:p>-16,65</text:p>
          </table:table-cell>
          <table:table-cell table:style-name="ce13" office:value-type="float" office:value="-94.04" calcext:value-type="float">
            <text:p>-94,0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34612.07" calcext:value-type="float">
            <text:p>134.612,07</text:p>
          </table:table-cell>
          <table:table-cell table:style-name="ce13" office:value-type="float" office:value="-5536" calcext:value-type="float">
            <text:p>-5.536,00</text:p>
          </table:table-cell>
          <table:table-cell table:style-name="ce13" office:value-type="float" office:value="18.07" calcext:value-type="float">
            <text:p>18,07</text:p>
          </table:table-cell>
          <table:table-cell table:style-name="ce13" office:value-type="float" office:value="347261.26" calcext:value-type="float">
            <text:p>347.261,26</text:p>
          </table:table-cell>
          <table:table-cell table:style-name="ce13" office:value-type="float" office:value="94.26" calcext:value-type="float">
            <text:p>94,26</text:p>
          </table:table-cell>
          <table:table-cell table:style-name="ce21" office:value-type="float" office:value="530038.71" calcext:value-type="float">
            <text:p>530.038,71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PI - TOTAL</text:p>
          </table:table-cell>
          <table:table-cell table:style-name="ce13" office:value-type="float" office:value="741303.51" calcext:value-type="float">
            <text:p>741.303,51</text:p>
          </table:table-cell>
          <table:table-cell table:style-name="ce13" office:value-type="float" office:value="10184250.19" calcext:value-type="float">
            <text:p>10.184.250,19</text:p>
          </table:table-cell>
          <table:table-cell table:style-name="ce13" office:value-type="float" office:value="16173042.15" calcext:value-type="float">
            <text:p>16.173.042,15</text:p>
          </table:table-cell>
          <table:table-cell table:style-name="ce13" office:value-type="float" office:value="457494.07" calcext:value-type="float">
            <text:p>457.494,07</text:p>
          </table:table-cell>
          <table:table-cell table:style-name="ce13" office:value-type="float" office:value="171136816.08" calcext:value-type="float">
            <text:p>171.136.816,08</text:p>
          </table:table-cell>
          <table:table-cell table:style-name="ce13" office:value-type="float" office:value="90245406.47" calcext:value-type="float">
            <text:p>90.245.406,47</text:p>
          </table:table-cell>
          <table:table-cell table:style-name="ce13" office:value-type="float" office:value="10937236.67" calcext:value-type="float">
            <text:p>10.937.236,67</text:p>
          </table:table-cell>
          <table:table-cell table:style-name="ce13" office:value-type="float" office:value="351328659.62" calcext:value-type="float">
            <text:p>351.328.659,62</text:p>
          </table:table-cell>
          <table:table-cell table:style-name="ce13" office:value-type="float" office:value="51960464.2" calcext:value-type="float">
            <text:p>51.960.464,20</text:p>
          </table:table-cell>
          <table:table-cell table:style-name="ce13" office:value-type="float" office:value="5320480.12" calcext:value-type="float">
            <text:p>5.320.480,12</text:p>
          </table:table-cell>
          <table:table-cell table:style-name="ce13" office:value-type="float" office:value="773737656.4" calcext:value-type="float">
            <text:p>773.737.656,40</text:p>
          </table:table-cell>
          <table:table-cell table:style-name="ce13" office:value-type="float" office:value="27362972.99" calcext:value-type="float">
            <text:p>27.362.972,99</text:p>
          </table:table-cell>
          <table:table-cell table:style-name="ce13" office:value-type="float" office:value="14567093.25" calcext:value-type="float">
            <text:p>14.567.093,25</text:p>
          </table:table-cell>
          <table:table-cell table:style-name="ce13" office:value-type="float" office:value="18412784.78" calcext:value-type="float">
            <text:p>18.412.784,78</text:p>
          </table:table-cell>
          <table:table-cell table:style-name="ce13" office:value-type="float" office:value="15526357.71" calcext:value-type="float">
            <text:p>15.526.357,71</text:p>
          </table:table-cell>
          <table:table-cell table:style-name="ce13" office:value-type="float" office:value="154426719.73" calcext:value-type="float">
            <text:p>154.426.719,73</text:p>
          </table:table-cell>
          <table:table-cell table:style-name="ce13" office:value-type="float" office:value="4118778.67" calcext:value-type="float">
            <text:p>4.118.778,67</text:p>
          </table:table-cell>
          <table:table-cell table:style-name="ce13" office:value-type="float" office:value="428121800.64" calcext:value-type="float">
            <text:p>428.121.800,64</text:p>
          </table:table-cell>
          <table:table-cell table:style-name="ce13" office:value-type="float" office:value="492750720.85" calcext:value-type="float">
            <text:p>492.750.720,85</text:p>
          </table:table-cell>
          <table:table-cell table:style-name="ce13" office:value-type="float" office:value="6840760.87" calcext:value-type="float">
            <text:p>6.840.760,87</text:p>
          </table:table-cell>
          <table:table-cell table:style-name="ce13" office:value-type="float" office:value="6483805.46" calcext:value-type="float">
            <text:p>6.483.805,46</text:p>
          </table:table-cell>
          <table:table-cell table:style-name="ce13" office:value-type="float" office:value="69857.85" calcext:value-type="float">
            <text:p>69.857,85</text:p>
          </table:table-cell>
          <table:table-cell table:style-name="ce13" office:value-type="float" office:value="581721279.23" calcext:value-type="float">
            <text:p>581.721.279,23</text:p>
          </table:table-cell>
          <table:table-cell table:style-name="ce13" office:value-type="float" office:value="941026528.45" calcext:value-type="float">
            <text:p>941.026.528,45</text:p>
          </table:table-cell>
          <table:table-cell table:style-name="ce13" office:value-type="float" office:value="11163172.52" calcext:value-type="float">
            <text:p>11.163.172,52</text:p>
          </table:table-cell>
          <table:table-cell table:style-name="ce13" office:value-type="float" office:value="2354740673.04" calcext:value-type="float">
            <text:p>2.354.740.673,04</text:p>
          </table:table-cell>
          <table:table-cell table:style-name="ce13" office:value-type="float" office:value="1401116.6" calcext:value-type="float">
            <text:p>1.401.116,60</text:p>
          </table:table-cell>
          <table:table-cell table:style-name="ce21" office:value-type="float" office:value="6540957232.12" calcext:value-type="float">
            <text:p>6.540.957.232,12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PI - FUMO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8762.57" calcext:value-type="float">
            <text:p>18.762,5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06697.82" calcext:value-type="float">
            <text:p>106.697,8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77305186.22" calcext:value-type="float">
            <text:p>377.305.186,2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70.91" calcext:value-type="float">
            <text:p>70,91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26.53" calcext:value-type="float">
            <text:p>626,53</text:p>
          </table:table-cell>
          <table:table-cell table:style-name="ce13" office:value-type="float" office:value="3188889.83" calcext:value-type="float">
            <text:p>3.188.889,83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71314822.45" calcext:value-type="float">
            <text:p>71.314.822,4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857.27" calcext:value-type="float">
            <text:p>112.857,27</text:p>
          </table:table-cell>
          <table:table-cell table:style-name="ce13" office:value-type="float" office:value="982390.5" calcext:value-type="float">
            <text:p>982.390,50</text:p>
          </table:table-cell>
          <table:table-cell table:style-name="ce13" office:value-type="float" office:value="0" calcext:value-type="float">
            <text:p>0,00</text:p>
          </table:table-cell>
          <table:table-cell table:style-name="ce21" office:value-type="float" office:value="453030304.1" calcext:value-type="float">
            <text:p>453.030.304,10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PI - BEBIDAS</text:p>
          </table:table-cell>
          <table:table-cell table:style-name="ce13" office:value-type="float" office:value="288306.57" calcext:value-type="float">
            <text:p>288.306,57</text:p>
          </table:table-cell>
          <table:table-cell table:style-name="ce13" office:value-type="float" office:value="1114096.21" calcext:value-type="float">
            <text:p>1.114.096,21</text:p>
          </table:table-cell>
          <table:table-cell table:style-name="ce13" office:value-type="float" office:value="186359.76" calcext:value-type="float">
            <text:p>186.359,7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5549476.03" calcext:value-type="float">
            <text:p>15.549.476,03</text:p>
          </table:table-cell>
          <table:table-cell table:style-name="ce13" office:value-type="float" office:value="3965134.25" calcext:value-type="float">
            <text:p>3.965.134,25</text:p>
          </table:table-cell>
          <table:table-cell table:style-name="ce13" office:value-type="float" office:value="2580246.08" calcext:value-type="float">
            <text:p>2.580.246,08</text:p>
          </table:table-cell>
          <table:table-cell table:style-name="ce13" office:value-type="float" office:value="2283473.91" calcext:value-type="float">
            <text:p>2.283.473,91</text:p>
          </table:table-cell>
          <table:table-cell table:style-name="ce13" office:value-type="float" office:value="6510394.32" calcext:value-type="float">
            <text:p>6.510.394,32</text:p>
          </table:table-cell>
          <table:table-cell table:style-name="ce13" office:value-type="float" office:value="3734082.13" calcext:value-type="float">
            <text:p>3.734.082,13</text:p>
          </table:table-cell>
          <table:table-cell table:style-name="ce13" office:value-type="float" office:value="43582358.83" calcext:value-type="float">
            <text:p>43.582.358,83</text:p>
          </table:table-cell>
          <table:table-cell table:style-name="ce13" office:value-type="float" office:value="107110.57" calcext:value-type="float">
            <text:p>107.110,57</text:p>
          </table:table-cell>
          <table:table-cell table:style-name="ce13" office:value-type="float" office:value="5504889.58" calcext:value-type="float">
            <text:p>5.504.889,58</text:p>
          </table:table-cell>
          <table:table-cell table:style-name="ce13" office:value-type="float" office:value="3653133.27" calcext:value-type="float">
            <text:p>3.653.133,27</text:p>
          </table:table-cell>
          <table:table-cell table:style-name="ce13" office:value-type="float" office:value="2844368.66" calcext:value-type="float">
            <text:p>2.844.368,66</text:p>
          </table:table-cell>
          <table:table-cell table:style-name="ce13" office:value-type="float" office:value="18387234.39" calcext:value-type="float">
            <text:p>18.387.234,39</text:p>
          </table:table-cell>
          <table:table-cell table:style-name="ce13" office:value-type="float" office:value="959661.17" calcext:value-type="float">
            <text:p>959.661,17</text:p>
          </table:table-cell>
          <table:table-cell table:style-name="ce13" office:value-type="float" office:value="7142802.76" calcext:value-type="float">
            <text:p>7.142.802,76</text:p>
          </table:table-cell>
          <table:table-cell table:style-name="ce13" office:value-type="float" office:value="19868916.41" calcext:value-type="float">
            <text:p>19.868.916,41</text:p>
          </table:table-cell>
          <table:table-cell table:style-name="ce13" office:value-type="float" office:value="1009005.97" calcext:value-type="float">
            <text:p>1.009.005,97</text:p>
          </table:table-cell>
          <table:table-cell table:style-name="ce13" office:value-type="float" office:value="362346.96" calcext:value-type="float">
            <text:p>362.346,9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8981897.92" calcext:value-type="float">
            <text:p>18.981.897,92</text:p>
          </table:table-cell>
          <table:table-cell table:style-name="ce13" office:value-type="float" office:value="12415820.43" calcext:value-type="float">
            <text:p>12.415.820,43</text:p>
          </table:table-cell>
          <table:table-cell table:style-name="ce13" office:value-type="float" office:value="1158068.42" calcext:value-type="float">
            <text:p>1.158.068,42</text:p>
          </table:table-cell>
          <table:table-cell table:style-name="ce13" office:value-type="float" office:value="54204208.63" calcext:value-type="float">
            <text:p>54.204.208,63</text:p>
          </table:table-cell>
          <table:table-cell table:style-name="ce13" office:value-type="float" office:value="578152.43" calcext:value-type="float">
            <text:p>578.152,43</text:p>
          </table:table-cell>
          <table:table-cell table:style-name="ce21" office:value-type="float" office:value="226971545.66" calcext:value-type="float">
            <text:p>226.971.545,66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PI - AUTOMÓVEIS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80395.38" calcext:value-type="float">
            <text:p>80.395,38</text:p>
          </table:table-cell>
          <table:table-cell table:style-name="ce13" office:value-type="float" office:value="7845.88" calcext:value-type="float">
            <text:p>7.845,88</text:p>
          </table:table-cell>
          <table:table-cell table:style-name="ce13" office:value-type="float" office:value="503.33" calcext:value-type="float">
            <text:p>503,33</text:p>
          </table:table-cell>
          <table:table-cell table:style-name="ce13" office:value-type="float" office:value="7495.4" calcext:value-type="float">
            <text:p>7.495,40</text:p>
          </table:table-cell>
          <table:table-cell table:style-name="ce13" office:value-type="float" office:value="1312.78" calcext:value-type="float">
            <text:p>1.312,78</text:p>
          </table:table-cell>
          <table:table-cell table:style-name="ce13" office:value-type="float" office:value="9668687.05" calcext:value-type="float">
            <text:p>9.668.687,05</text:p>
          </table:table-cell>
          <table:table-cell table:style-name="ce13" office:value-type="float" office:value="18551.67" calcext:value-type="float">
            <text:p>18.551,67</text:p>
          </table:table-cell>
          <table:table-cell table:style-name="ce13" office:value-type="float" office:value="6463.29" calcext:value-type="float">
            <text:p>6.463,29</text:p>
          </table:table-cell>
          <table:table-cell table:style-name="ce13" office:value-type="float" office:value="56377.89" calcext:value-type="float">
            <text:p>56.377,89</text:p>
          </table:table-cell>
          <table:table-cell table:style-name="ce13" office:value-type="float" office:value="11059.21" calcext:value-type="float">
            <text:p>11.059,21</text:p>
          </table:table-cell>
          <table:table-cell table:style-name="ce13" office:value-type="float" office:value="9994.95" calcext:value-type="float">
            <text:p>9.994,95</text:p>
          </table:table-cell>
          <table:table-cell table:style-name="ce13" office:value-type="float" office:value="36745.12" calcext:value-type="float">
            <text:p>36.745,12</text:p>
          </table:table-cell>
          <table:table-cell table:style-name="ce13" office:value-type="float" office:value="19717.28" calcext:value-type="float">
            <text:p>19.717,28</text:p>
          </table:table-cell>
          <table:table-cell table:style-name="ce13" office:value-type="float" office:value="3748156.71" calcext:value-type="float">
            <text:p>3.748.156,71</text:p>
          </table:table-cell>
          <table:table-cell table:style-name="ce13" office:value-type="float" office:value="18543.4" calcext:value-type="float">
            <text:p>18.543,40</text:p>
          </table:table-cell>
          <table:table-cell table:style-name="ce13" office:value-type="float" office:value="10359082.25" calcext:value-type="float">
            <text:p>10.359.082,25</text:p>
          </table:table-cell>
          <table:table-cell table:style-name="ce13" office:value-type="float" office:value="13114121.72" calcext:value-type="float">
            <text:p>13.114.121,72</text:p>
          </table:table-cell>
          <table:table-cell table:style-name="ce13" office:value-type="float" office:value="7040.61" calcext:value-type="float">
            <text:p>7.040,61</text:p>
          </table:table-cell>
          <table:table-cell table:style-name="ce13" office:value-type="float" office:value="21468.13" calcext:value-type="float">
            <text:p>21.468,13</text:p>
          </table:table-cell>
          <table:table-cell table:style-name="ce13" office:value-type="float" office:value="1200" calcext:value-type="float">
            <text:p>1.200,00</text:p>
          </table:table-cell>
          <table:table-cell table:style-name="ce13" office:value-type="float" office:value="35156.32" calcext:value-type="float">
            <text:p>35.156,32</text:p>
          </table:table-cell>
          <table:table-cell table:style-name="ce13" office:value-type="float" office:value="19065649.83" calcext:value-type="float">
            <text:p>19.065.649,8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3097762.22" calcext:value-type="float">
            <text:p>63.097.762,22</text:p>
          </table:table-cell>
          <table:table-cell table:style-name="ce13" office:value-type="float" office:value="0" calcext:value-type="float">
            <text:p>0,00</text:p>
          </table:table-cell>
          <table:table-cell table:style-name="ce21" office:value-type="float" office:value="119393330.42" calcext:value-type="float">
            <text:p>119.393.330,42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PI - VINCULADO À IMPORTAÇÃO</text:p>
          </table:table-cell>
          <table:table-cell table:style-name="ce13" office:value-type="float" office:value="335969.04" calcext:value-type="float">
            <text:p>335.969,04</text:p>
          </table:table-cell>
          <table:table-cell table:style-name="ce13" office:value-type="float" office:value="918.23" calcext:value-type="float">
            <text:p>918,23</text:p>
          </table:table-cell>
          <table:table-cell table:style-name="ce13" office:value-type="float" office:value="11760031.95" calcext:value-type="float">
            <text:p>11.760.031,95</text:p>
          </table:table-cell>
          <table:table-cell table:style-name="ce13" office:value-type="float" office:value="140188.08" calcext:value-type="float">
            <text:p>140.188,08</text:p>
          </table:table-cell>
          <table:table-cell table:style-name="ce13" office:value-type="float" office:value="73553207.96" calcext:value-type="float">
            <text:p>73.553.207,96</text:p>
          </table:table-cell>
          <table:table-cell table:style-name="ce13" office:value-type="float" office:value="35326442.62" calcext:value-type="float">
            <text:p>35.326.442,62</text:p>
          </table:table-cell>
          <table:table-cell table:style-name="ce13" office:value-type="float" office:value="907092.31" calcext:value-type="float">
            <text:p>907.092,31</text:p>
          </table:table-cell>
          <table:table-cell table:style-name="ce13" office:value-type="float" office:value="235991981.85" calcext:value-type="float">
            <text:p>235.991.981,85</text:p>
          </table:table-cell>
          <table:table-cell table:style-name="ce13" office:value-type="float" office:value="7593250.33" calcext:value-type="float">
            <text:p>7.593.250,33</text:p>
          </table:table-cell>
          <table:table-cell table:style-name="ce13" office:value-type="float" office:value="328681.65" calcext:value-type="float">
            <text:p>328.681,65</text:p>
          </table:table-cell>
          <table:table-cell table:style-name="ce13" office:value-type="float" office:value="77990843.26" calcext:value-type="float">
            <text:p>77.990.843,26</text:p>
          </table:table-cell>
          <table:table-cell table:style-name="ce13" office:value-type="float" office:value="469862.37" calcext:value-type="float">
            <text:p>469.862,37</text:p>
          </table:table-cell>
          <table:table-cell table:style-name="ce13" office:value-type="float" office:value="2042918.19" calcext:value-type="float">
            <text:p>2.042.918,19</text:p>
          </table:table-cell>
          <table:table-cell table:style-name="ce13" office:value-type="float" office:value="5969661.6" calcext:value-type="float">
            <text:p>5.969.661,60</text:p>
          </table:table-cell>
          <table:table-cell table:style-name="ce13" office:value-type="float" office:value="6684717.82" calcext:value-type="float">
            <text:p>6.684.717,82</text:p>
          </table:table-cell>
          <table:table-cell table:style-name="ce13" office:value-type="float" office:value="85293534.95" calcext:value-type="float">
            <text:p>85.293.534,95</text:p>
          </table:table-cell>
          <table:table-cell table:style-name="ce13" office:value-type="float" office:value="502.55" calcext:value-type="float">
            <text:p>502,55</text:p>
          </table:table-cell>
          <table:table-cell table:style-name="ce13" office:value-type="float" office:value="220301276.92" calcext:value-type="float">
            <text:p>220.301.276,92</text:p>
          </table:table-cell>
          <table:table-cell table:style-name="ce13" office:value-type="float" office:value="207286874.09" calcext:value-type="float">
            <text:p>207.286.874,09</text:p>
          </table:table-cell>
          <table:table-cell table:style-name="ce13" office:value-type="float" office:value="244387.99" calcext:value-type="float">
            <text:p>244.387,99</text:p>
          </table:table-cell>
          <table:table-cell table:style-name="ce13" office:value-type="float" office:value="4328.32" calcext:value-type="float">
            <text:p>4.328,32</text:p>
          </table:table-cell>
          <table:table-cell table:style-name="ce13" office:value-type="float" office:value="19681.57" calcext:value-type="float">
            <text:p>19.681,57</text:p>
          </table:table-cell>
          <table:table-cell table:style-name="ce13" office:value-type="float" office:value="216831866.35" calcext:value-type="float">
            <text:p>216.831.866,35</text:p>
          </table:table-cell>
          <table:table-cell table:style-name="ce13" office:value-type="float" office:value="613833630.06" calcext:value-type="float">
            <text:p>613.833.630,06</text:p>
          </table:table-cell>
          <table:table-cell table:style-name="ce13" office:value-type="float" office:value="1357985.69" calcext:value-type="float">
            <text:p>1.357.985,69</text:p>
          </table:table-cell>
          <table:table-cell table:style-name="ce13" office:value-type="float" office:value="948964699.99" calcext:value-type="float">
            <text:p>948.964.699,99</text:p>
          </table:table-cell>
          <table:table-cell table:style-name="ce13" office:value-type="float" office:value="615.72" calcext:value-type="float">
            <text:p>615,72</text:p>
          </table:table-cell>
          <table:table-cell table:style-name="ce21" office:value-type="float" office:value="2753235151.46" calcext:value-type="float">
            <text:p>2.753.235.151,46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1" office:value-type="string" calcext:value-type="string">
            <text:p><text:s text:c="2"/>IPI - OUTROS</text:p>
          </table:table-cell>
          <table:table-cell table:style-name="ce13" office:value-type="float" office:value="117027.9" calcext:value-type="float">
            <text:p>117.027,90</text:p>
          </table:table-cell>
          <table:table-cell table:style-name="ce13" office:value-type="float" office:value="9069235.75" calcext:value-type="float">
            <text:p>9.069.235,75</text:p>
          </table:table-cell>
          <table:table-cell table:style-name="ce13" office:value-type="float" office:value="4146255.06" calcext:value-type="float">
            <text:p>4.146.255,06</text:p>
          </table:table-cell>
          <table:table-cell table:style-name="ce13" office:value-type="float" office:value="309460.11" calcext:value-type="float">
            <text:p>309.460,11</text:p>
          </table:table-cell>
          <table:table-cell table:style-name="ce13" office:value-type="float" office:value="82014866.19" calcext:value-type="float">
            <text:p>82.014.866,19</text:p>
          </table:table-cell>
          <table:table-cell table:style-name="ce13" office:value-type="float" office:value="50946334.2" calcext:value-type="float">
            <text:p>50.946.334,20</text:p>
          </table:table-cell>
          <table:table-cell table:style-name="ce13" office:value-type="float" office:value="7448585.5" calcext:value-type="float">
            <text:p>7.448.585,50</text:p>
          </table:table-cell>
          <table:table-cell table:style-name="ce13" office:value-type="float" office:value="103384516.81" calcext:value-type="float">
            <text:p>103.384.516,81</text:p>
          </table:table-cell>
          <table:table-cell table:style-name="ce13" office:value-type="float" office:value="37731570.06" calcext:value-type="float">
            <text:p>37.731.570,06</text:p>
          </table:table-cell>
          <table:table-cell table:style-name="ce13" office:value-type="float" office:value="1251253.05" calcext:value-type="float">
            <text:p>1.251.253,05</text:p>
          </table:table-cell>
          <table:table-cell table:style-name="ce13" office:value-type="float" office:value="274802890.2" calcext:value-type="float">
            <text:p>274.802.890,20</text:p>
          </table:table-cell>
          <table:table-cell table:style-name="ce13" office:value-type="float" office:value="26774940.84" calcext:value-type="float">
            <text:p>26.774.940,84</text:p>
          </table:table-cell>
          <table:table-cell table:style-name="ce13" office:value-type="float" office:value="7009290.53" calcext:value-type="float">
            <text:p>7.009.290,53</text:p>
          </table:table-cell>
          <table:table-cell table:style-name="ce13" office:value-type="float" office:value="8753244.79" calcext:value-type="float">
            <text:p>8.753.244,79</text:p>
          </table:table-cell>
          <table:table-cell table:style-name="ce13" office:value-type="float" office:value="5977553.95" calcext:value-type="float">
            <text:p>5.977.553,95</text:p>
          </table:table-cell>
          <table:table-cell table:style-name="ce13" office:value-type="float" office:value="46997722.77" calcext:value-type="float">
            <text:p>46.997.722,77</text:p>
          </table:table-cell>
          <table:table-cell table:style-name="ce13" office:value-type="float" office:value="3140071.55" calcext:value-type="float">
            <text:p>3.140.071,55</text:p>
          </table:table-cell>
          <table:table-cell table:style-name="ce13" office:value-type="float" office:value="190318012.18" calcext:value-type="float">
            <text:p>190.318.012,18</text:p>
          </table:table-cell>
          <table:table-cell table:style-name="ce13" office:value-type="float" office:value="249291918.8" calcext:value-type="float">
            <text:p>249.291.918,80</text:p>
          </table:table-cell>
          <table:table-cell table:style-name="ce13" office:value-type="float" office:value="5580326.3" calcext:value-type="float">
            <text:p>5.580.326,30</text:p>
          </table:table-cell>
          <table:table-cell table:style-name="ce13" office:value-type="float" office:value="6095662.05" calcext:value-type="float">
            <text:p>6.095.662,05</text:p>
          </table:table-cell>
          <table:table-cell table:style-name="ce13" office:value-type="float" office:value="48976.28" calcext:value-type="float">
            <text:p>48.976,28</text:p>
          </table:table-cell>
          <table:table-cell table:style-name="ce13" office:value-type="float" office:value="274557536.19" calcext:value-type="float">
            <text:p>274.557.536,19</text:p>
          </table:table-cell>
          <table:table-cell table:style-name="ce13" office:value-type="float" office:value="295711428.13" calcext:value-type="float">
            <text:p>295.711.428,13</text:p>
          </table:table-cell>
          <table:table-cell table:style-name="ce13" office:value-type="float" office:value="8534261.14" calcext:value-type="float">
            <text:p>8.534.261,14</text:p>
          </table:table-cell>
          <table:table-cell table:style-name="ce13" office:value-type="float" office:value="1287491611.7" calcext:value-type="float">
            <text:p>1.287.491.611,70</text:p>
          </table:table-cell>
          <table:table-cell table:style-name="ce13" office:value-type="float" office:value="822348.45" calcext:value-type="float">
            <text:p>822.348,45</text:p>
          </table:table-cell>
          <table:table-cell table:style-name="ce21" office:value-type="float" office:value="2988326900.48" calcext:value-type="float">
            <text:p>2.988.326.900,48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MPOSTO SOBRE A RENDA - TOTAL</text:p>
          </table:table-cell>
          <table:table-cell table:style-name="ce13" office:value-type="float" office:value="36286657.24" calcext:value-type="float">
            <text:p>36.286.657,24</text:p>
          </table:table-cell>
          <table:table-cell table:style-name="ce13" office:value-type="float" office:value="141179309.28" calcext:value-type="float">
            <text:p>141.179.309,28</text:p>
          </table:table-cell>
          <table:table-cell table:style-name="ce13" office:value-type="float" office:value="482840032.36" calcext:value-type="float">
            <text:p>482.840.032,36</text:p>
          </table:table-cell>
          <table:table-cell table:style-name="ce13" office:value-type="float" office:value="32452937.84" calcext:value-type="float">
            <text:p>32.452.937,84</text:p>
          </table:table-cell>
          <table:table-cell table:style-name="ce13" office:value-type="float" office:value="804099219.96" calcext:value-type="float">
            <text:p>804.099.219,96</text:p>
          </table:table-cell>
          <table:table-cell table:style-name="ce13" office:value-type="float" office:value="691275696.87" calcext:value-type="float">
            <text:p>691.275.696,87</text:p>
          </table:table-cell>
          <table:table-cell table:style-name="ce13" office:value-type="float" office:value="4933420023.62" calcext:value-type="float">
            <text:p>4.933.420.023,62</text:p>
          </table:table-cell>
          <table:table-cell table:style-name="ce13" office:value-type="float" office:value="631169318.63" calcext:value-type="float">
            <text:p>631.169.318,63</text:p>
          </table:table-cell>
          <table:table-cell table:style-name="ce13" office:value-type="float" office:value="854783387.81" calcext:value-type="float">
            <text:p>854.783.387,81</text:p>
          </table:table-cell>
          <table:table-cell table:style-name="ce13" office:value-type="float" office:value="202184793.92" calcext:value-type="float">
            <text:p>202.184.793,92</text:p>
          </table:table-cell>
          <table:table-cell table:style-name="ce13" office:value-type="float" office:value="4105752180.49" calcext:value-type="float">
            <text:p>4.105.752.180,49</text:p>
          </table:table-cell>
          <table:table-cell table:style-name="ce13" office:value-type="float" office:value="521043428.25" calcext:value-type="float">
            <text:p>521.043.428,25</text:p>
          </table:table-cell>
          <table:table-cell table:style-name="ce13" office:value-type="float" office:value="626967219.02" calcext:value-type="float">
            <text:p>626.967.219,02</text:p>
          </table:table-cell>
          <table:table-cell table:style-name="ce13" office:value-type="float" office:value="450815181.75" calcext:value-type="float">
            <text:p>450.815.181,75</text:p>
          </table:table-cell>
          <table:table-cell table:style-name="ce13" office:value-type="float" office:value="196532190.42" calcext:value-type="float">
            <text:p>196.532.190,42</text:p>
          </table:table-cell>
          <table:table-cell table:style-name="ce13" office:value-type="float" office:value="613631049.14" calcext:value-type="float">
            <text:p>613.631.049,14</text:p>
          </table:table-cell>
          <table:table-cell table:style-name="ce13" office:value-type="float" office:value="168245342.08" calcext:value-type="float">
            <text:p>168.245.342,08</text:p>
          </table:table-cell>
          <table:table-cell table:style-name="ce13" office:value-type="float" office:value="2659034013.39" calcext:value-type="float">
            <text:p>2.659.034.013,39</text:p>
          </table:table-cell>
          <table:table-cell table:style-name="ce13" office:value-type="float" office:value="8698393450.11" calcext:value-type="float">
            <text:p>8.698.393.450,11</text:p>
          </table:table-cell>
          <table:table-cell table:style-name="ce13" office:value-type="float" office:value="222369878.86" calcext:value-type="float">
            <text:p>222.369.878,86</text:p>
          </table:table-cell>
          <table:table-cell table:style-name="ce13" office:value-type="float" office:value="121141573.79" calcext:value-type="float">
            <text:p>121.141.573,79</text:p>
          </table:table-cell>
          <table:table-cell table:style-name="ce13" office:value-type="float" office:value="38081990.7" calcext:value-type="float">
            <text:p>38.081.990,70</text:p>
          </table:table-cell>
          <table:table-cell table:style-name="ce13" office:value-type="float" office:value="2628312930.04" calcext:value-type="float">
            <text:p>2.628.312.930,04</text:p>
          </table:table-cell>
          <table:table-cell table:style-name="ce13" office:value-type="float" office:value="1903354174.24" calcext:value-type="float">
            <text:p>1.903.354.174,24</text:p>
          </table:table-cell>
          <table:table-cell table:style-name="ce13" office:value-type="float" office:value="118700471.95" calcext:value-type="float">
            <text:p>118.700.471,95</text:p>
          </table:table-cell>
          <table:table-cell table:style-name="ce13" office:value-type="float" office:value="22010293663.5" calcext:value-type="float">
            <text:p>22.010.293.663,50</text:p>
          </table:table-cell>
          <table:table-cell table:style-name="ce13" office:value-type="float" office:value="87247761.64" calcext:value-type="float">
            <text:p>87.247.761,64</text:p>
          </table:table-cell>
          <table:table-cell table:style-name="ce21" office:value-type="float" office:value="53979607876.9" calcext:value-type="float">
            <text:p>53.979.607.876,90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RPF</text:p>
          </table:table-cell>
          <table:table-cell table:style-name="ce13" office:value-type="float" office:value="7166066.09" calcext:value-type="float">
            <text:p>7.166.066,09</text:p>
          </table:table-cell>
          <table:table-cell table:style-name="ce13" office:value-type="float" office:value="24861710.01" calcext:value-type="float">
            <text:p>24.861.710,01</text:p>
          </table:table-cell>
          <table:table-cell table:style-name="ce13" office:value-type="float" office:value="27603373.2" calcext:value-type="float">
            <text:p>27.603.373,20</text:p>
          </table:table-cell>
          <table:table-cell table:style-name="ce13" office:value-type="float" office:value="6056283.93" calcext:value-type="float">
            <text:p>6.056.283,93</text:p>
          </table:table-cell>
          <table:table-cell table:style-name="ce13" office:value-type="float" office:value="103232310.46" calcext:value-type="float">
            <text:p>103.232.310,46</text:p>
          </table:table-cell>
          <table:table-cell table:style-name="ce13" office:value-type="float" office:value="86137678.05" calcext:value-type="float">
            <text:p>86.137.678,05</text:p>
          </table:table-cell>
          <table:table-cell table:style-name="ce13" office:value-type="float" office:value="86975540.42" calcext:value-type="float">
            <text:p>86.975.540,42</text:p>
          </table:table-cell>
          <table:table-cell table:style-name="ce13" office:value-type="float" office:value="91243410.63" calcext:value-type="float">
            <text:p>91.243.410,63</text:p>
          </table:table-cell>
          <table:table-cell table:style-name="ce13" office:value-type="float" office:value="125568409.65" calcext:value-type="float">
            <text:p>125.568.409,65</text:p>
          </table:table-cell>
          <table:table-cell table:style-name="ce13" office:value-type="float" office:value="34325540.66" calcext:value-type="float">
            <text:p>34.325.540,66</text:p>
          </table:table-cell>
          <table:table-cell table:style-name="ce13" office:value-type="float" office:value="310616510.54" calcext:value-type="float">
            <text:p>310.616.510,54</text:p>
          </table:table-cell>
          <table:table-cell table:style-name="ce13" office:value-type="float" office:value="60190215.1" calcext:value-type="float">
            <text:p>60.190.215,10</text:p>
          </table:table-cell>
          <table:table-cell table:style-name="ce13" office:value-type="float" office:value="73881174.62" calcext:value-type="float">
            <text:p>73.881.174,62</text:p>
          </table:table-cell>
          <table:table-cell table:style-name="ce13" office:value-type="float" office:value="43232546.32" calcext:value-type="float">
            <text:p>43.232.546,32</text:p>
          </table:table-cell>
          <table:table-cell table:style-name="ce13" office:value-type="float" office:value="32082218.92" calcext:value-type="float">
            <text:p>32.082.218,92</text:p>
          </table:table-cell>
          <table:table-cell table:style-name="ce13" office:value-type="float" office:value="83116408.85" calcext:value-type="float">
            <text:p>83.116.408,85</text:p>
          </table:table-cell>
          <table:table-cell table:style-name="ce13" office:value-type="float" office:value="35399773.56" calcext:value-type="float">
            <text:p>35.399.773,56</text:p>
          </table:table-cell>
          <table:table-cell table:style-name="ce13" office:value-type="float" office:value="272770457.29" calcext:value-type="float">
            <text:p>272.770.457,29</text:p>
          </table:table-cell>
          <table:table-cell table:style-name="ce13" office:value-type="float" office:value="398182550.9" calcext:value-type="float">
            <text:p>398.182.550,90</text:p>
          </table:table-cell>
          <table:table-cell table:style-name="ce13" office:value-type="float" office:value="30304768.63" calcext:value-type="float">
            <text:p>30.304.768,63</text:p>
          </table:table-cell>
          <table:table-cell table:style-name="ce13" office:value-type="float" office:value="18447959.08" calcext:value-type="float">
            <text:p>18.447.959,08</text:p>
          </table:table-cell>
          <table:table-cell table:style-name="ce13" office:value-type="float" office:value="5574132.89" calcext:value-type="float">
            <text:p>5.574.132,89</text:p>
          </table:table-cell>
          <table:table-cell table:style-name="ce13" office:value-type="float" office:value="247470660.56" calcext:value-type="float">
            <text:p>247.470.660,56</text:p>
          </table:table-cell>
          <table:table-cell table:style-name="ce13" office:value-type="float" office:value="174020352.35" calcext:value-type="float">
            <text:p>174.020.352,35</text:p>
          </table:table-cell>
          <table:table-cell table:style-name="ce13" office:value-type="float" office:value="23956712.02" calcext:value-type="float">
            <text:p>23.956.712,02</text:p>
          </table:table-cell>
          <table:table-cell table:style-name="ce13" office:value-type="float" office:value="1857974712.98" calcext:value-type="float">
            <text:p>1.857.974.712,98</text:p>
          </table:table-cell>
          <table:table-cell table:style-name="ce13" office:value-type="float" office:value="11563658.03" calcext:value-type="float">
            <text:p>11.563.658,03</text:p>
          </table:table-cell>
          <table:table-cell table:style-name="ce21" office:value-type="float" office:value="4271955135.74" calcext:value-type="float">
            <text:p>4.271.955.135,74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RPJ</text:p>
          </table:table-cell>
          <table:table-cell table:style-name="ce13" office:value-type="float" office:value="18784777.18" calcext:value-type="float">
            <text:p>18.784.777,18</text:p>
          </table:table-cell>
          <table:table-cell table:style-name="ce13" office:value-type="float" office:value="75915191.98" calcext:value-type="float">
            <text:p>75.915.191,98</text:p>
          </table:table-cell>
          <table:table-cell table:style-name="ce13" office:value-type="float" office:value="335730632.09" calcext:value-type="float">
            <text:p>335.730.632,09</text:p>
          </table:table-cell>
          <table:table-cell table:style-name="ce13" office:value-type="float" office:value="19789569.37" calcext:value-type="float">
            <text:p>19.789.569,37</text:p>
          </table:table-cell>
          <table:table-cell table:style-name="ce13" office:value-type="float" office:value="484626682.22" calcext:value-type="float">
            <text:p>484.626.682,22</text:p>
          </table:table-cell>
          <table:table-cell table:style-name="ce13" office:value-type="float" office:value="399088752.71" calcext:value-type="float">
            <text:p>399.088.752,71</text:p>
          </table:table-cell>
          <table:table-cell table:style-name="ce13" office:value-type="float" office:value="727756784.76" calcext:value-type="float">
            <text:p>727.756.784,76</text:p>
          </table:table-cell>
          <table:table-cell table:style-name="ce13" office:value-type="float" office:value="394020937.38" calcext:value-type="float">
            <text:p>394.020.937,38</text:p>
          </table:table-cell>
          <table:table-cell table:style-name="ce13" office:value-type="float" office:value="545850416.62" calcext:value-type="float">
            <text:p>545.850.416,62</text:p>
          </table:table-cell>
          <table:table-cell table:style-name="ce13" office:value-type="float" office:value="120053964.48" calcext:value-type="float">
            <text:p>120.053.964,48</text:p>
          </table:table-cell>
          <table:table-cell table:style-name="ce13" office:value-type="float" office:value="2987660388.45" calcext:value-type="float">
            <text:p>2.987.660.388,45</text:p>
          </table:table-cell>
          <table:table-cell table:style-name="ce13" office:value-type="float" office:value="382772860.06" calcext:value-type="float">
            <text:p>382.772.860,06</text:p>
          </table:table-cell>
          <table:table-cell table:style-name="ce13" office:value-type="float" office:value="437098362.92" calcext:value-type="float">
            <text:p>437.098.362,92</text:p>
          </table:table-cell>
          <table:table-cell table:style-name="ce13" office:value-type="float" office:value="296831196.99" calcext:value-type="float">
            <text:p>296.831.196,99</text:p>
          </table:table-cell>
          <table:table-cell table:style-name="ce13" office:value-type="float" office:value="97875371.49" calcext:value-type="float">
            <text:p>97.875.371,49</text:p>
          </table:table-cell>
          <table:table-cell table:style-name="ce13" office:value-type="float" office:value="341565693.08" calcext:value-type="float">
            <text:p>341.565.693,08</text:p>
          </table:table-cell>
          <table:table-cell table:style-name="ce13" office:value-type="float" office:value="95020123.85" calcext:value-type="float">
            <text:p>95.020.123,85</text:p>
          </table:table-cell>
          <table:table-cell table:style-name="ce13" office:value-type="float" office:value="1862025175.57" calcext:value-type="float">
            <text:p>1.862.025.175,57</text:p>
          </table:table-cell>
          <table:table-cell table:style-name="ce13" office:value-type="float" office:value="5498510036.83" calcext:value-type="float">
            <text:p>5.498.510.036,83</text:p>
          </table:table-cell>
          <table:table-cell table:style-name="ce13" office:value-type="float" office:value="133979447.69" calcext:value-type="float">
            <text:p>133.979.447,69</text:p>
          </table:table-cell>
          <table:table-cell table:style-name="ce13" office:value-type="float" office:value="74636957.69" calcext:value-type="float">
            <text:p>74.636.957,69</text:p>
          </table:table-cell>
          <table:table-cell table:style-name="ce13" office:value-type="float" office:value="25251490.89" calcext:value-type="float">
            <text:p>25.251.490,89</text:p>
          </table:table-cell>
          <table:table-cell table:style-name="ce13" office:value-type="float" office:value="1721185582.26" calcext:value-type="float">
            <text:p>1.721.185.582,26</text:p>
          </table:table-cell>
          <table:table-cell table:style-name="ce13" office:value-type="float" office:value="1368362054.53" calcext:value-type="float">
            <text:p>1.368.362.054,53</text:p>
          </table:table-cell>
          <table:table-cell table:style-name="ce13" office:value-type="float" office:value="59345830.95" calcext:value-type="float">
            <text:p>59.345.830,95</text:p>
          </table:table-cell>
          <table:table-cell table:style-name="ce13" office:value-type="float" office:value="11568174757.14" calcext:value-type="float">
            <text:p>11.568.174.757,14</text:p>
          </table:table-cell>
          <table:table-cell table:style-name="ce13" office:value-type="float" office:value="58609397.58" calcext:value-type="float">
            <text:p>58.609.397,58</text:p>
          </table:table-cell>
          <table:table-cell table:style-name="ce21" office:value-type="float" office:value="30130522436.76" calcext:value-type="float">
            <text:p>30.130.522.436,76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ENTIDADES FINANCEIRAS</text:p>
          </table:table-cell>
          <table:table-cell table:style-name="ce13" office:value-type="float" office:value="19143.92" calcext:value-type="float">
            <text:p>19.143,92</text:p>
          </table:table-cell>
          <table:table-cell table:style-name="ce13" office:value-type="float" office:value="1653.9" calcext:value-type="float">
            <text:p>1.653,90</text:p>
          </table:table-cell>
          <table:table-cell table:style-name="ce13" office:value-type="float" office:value="331466.92" calcext:value-type="float">
            <text:p>331.46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09819.07" calcext:value-type="float">
            <text:p>309.819,07</text:p>
          </table:table-cell>
          <table:table-cell table:style-name="ce13" office:value-type="float" office:value="26541070.84" calcext:value-type="float">
            <text:p>26.541.070,84</text:p>
          </table:table-cell>
          <table:table-cell table:style-name="ce13" office:value-type="float" office:value="100474014.95" calcext:value-type="float">
            <text:p>100.474.014,95</text:p>
          </table:table-cell>
          <table:table-cell table:style-name="ce13" office:value-type="float" office:value="7547362.3" calcext:value-type="float">
            <text:p>7.547.362,30</text:p>
          </table:table-cell>
          <table:table-cell table:style-name="ce13" office:value-type="float" office:value="939840.68" calcext:value-type="float">
            <text:p>939.840,68</text:p>
          </table:table-cell>
          <table:table-cell table:style-name="ce13" office:value-type="float" office:value="82362.41" calcext:value-type="float">
            <text:p>82.362,41</text:p>
          </table:table-cell>
          <table:table-cell table:style-name="ce13" office:value-type="float" office:value="25507938.86" calcext:value-type="float">
            <text:p>25.507.938,86</text:p>
          </table:table-cell>
          <table:table-cell table:style-name="ce13" office:value-type="float" office:value="64299.85" calcext:value-type="float">
            <text:p>64.299,85</text:p>
          </table:table-cell>
          <table:table-cell table:style-name="ce13" office:value-type="float" office:value="1010698.75" calcext:value-type="float">
            <text:p>1.010.698,75</text:p>
          </table:table-cell>
          <table:table-cell table:style-name="ce13" office:value-type="float" office:value="15076447.51" calcext:value-type="float">
            <text:p>15.076.447,51</text:p>
          </table:table-cell>
          <table:table-cell table:style-name="ce13" office:value-type="float" office:value="126517.32" calcext:value-type="float">
            <text:p>126.517,32</text:p>
          </table:table-cell>
          <table:table-cell table:style-name="ce13" office:value-type="float" office:value="129195.58" calcext:value-type="float">
            <text:p>129.195,58</text:p>
          </table:table-cell>
          <table:table-cell table:style-name="ce13" office:value-type="float" office:value="60270.34" calcext:value-type="float">
            <text:p>60.270,34</text:p>
          </table:table-cell>
          <table:table-cell table:style-name="ce13" office:value-type="float" office:value="14972419.53" calcext:value-type="float">
            <text:p>14.972.419,53</text:p>
          </table:table-cell>
          <table:table-cell table:style-name="ce13" office:value-type="float" office:value="146721629.19" calcext:value-type="float">
            <text:p>146.721.629,19</text:p>
          </table:table-cell>
          <table:table-cell table:style-name="ce13" office:value-type="float" office:value="34639.78" calcext:value-type="float">
            <text:p>34.639,78</text:p>
          </table:table-cell>
          <table:table-cell table:style-name="ce13" office:value-type="float" office:value="421500.04" calcext:value-type="float">
            <text:p>421.500,04</text:p>
          </table:table-cell>
          <table:table-cell table:style-name="ce13" office:value-type="float" office:value="1779.45" calcext:value-type="float">
            <text:p>1.779,45</text:p>
          </table:table-cell>
          <table:table-cell table:style-name="ce13" office:value-type="float" office:value="24175407.99" calcext:value-type="float">
            <text:p>24.175.407,99</text:p>
          </table:table-cell>
          <table:table-cell table:style-name="ce13" office:value-type="float" office:value="2614587.69" calcext:value-type="float">
            <text:p>2.614.587,69</text:p>
          </table:table-cell>
          <table:table-cell table:style-name="ce13" office:value-type="float" office:value="3356398.35" calcext:value-type="float">
            <text:p>3.356.398,35</text:p>
          </table:table-cell>
          <table:table-cell table:style-name="ce13" office:value-type="float" office:value="580007926.11" calcext:value-type="float">
            <text:p>580.007.926,11</text:p>
          </table:table-cell>
          <table:table-cell table:style-name="ce13" office:value-type="float" office:value="10774.71" calcext:value-type="float">
            <text:p>10.774,71</text:p>
          </table:table-cell>
          <table:table-cell table:style-name="ce21" office:value-type="float" office:value="950539166.04" calcext:value-type="float">
            <text:p>950.539.166,04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DEMAIS EMPRESAS</text:p>
          </table:table-cell>
          <table:table-cell table:style-name="ce13" office:value-type="float" office:value="18765633.26" calcext:value-type="float">
            <text:p>18.765.633,26</text:p>
          </table:table-cell>
          <table:table-cell table:style-name="ce13" office:value-type="float" office:value="75913538.08" calcext:value-type="float">
            <text:p>75.913.538,08</text:p>
          </table:table-cell>
          <table:table-cell table:style-name="ce13" office:value-type="float" office:value="335399165.17" calcext:value-type="float">
            <text:p>335.399.165,17</text:p>
          </table:table-cell>
          <table:table-cell table:style-name="ce13" office:value-type="float" office:value="19789569.37" calcext:value-type="float">
            <text:p>19.789.569,37</text:p>
          </table:table-cell>
          <table:table-cell table:style-name="ce13" office:value-type="float" office:value="484316863.15" calcext:value-type="float">
            <text:p>484.316.863,15</text:p>
          </table:table-cell>
          <table:table-cell table:style-name="ce13" office:value-type="float" office:value="372547681.87" calcext:value-type="float">
            <text:p>372.547.681,87</text:p>
          </table:table-cell>
          <table:table-cell table:style-name="ce13" office:value-type="float" office:value="627282769.81" calcext:value-type="float">
            <text:p>627.282.769,81</text:p>
          </table:table-cell>
          <table:table-cell table:style-name="ce13" office:value-type="float" office:value="386473575.08" calcext:value-type="float">
            <text:p>386.473.575,08</text:p>
          </table:table-cell>
          <table:table-cell table:style-name="ce13" office:value-type="float" office:value="544910575.94" calcext:value-type="float">
            <text:p>544.910.575,94</text:p>
          </table:table-cell>
          <table:table-cell table:style-name="ce13" office:value-type="float" office:value="119971602.07" calcext:value-type="float">
            <text:p>119.971.602,07</text:p>
          </table:table-cell>
          <table:table-cell table:style-name="ce13" office:value-type="float" office:value="2962152449.59" calcext:value-type="float">
            <text:p>2.962.152.449,59</text:p>
          </table:table-cell>
          <table:table-cell table:style-name="ce13" office:value-type="float" office:value="382708560.21" calcext:value-type="float">
            <text:p>382.708.560,21</text:p>
          </table:table-cell>
          <table:table-cell table:style-name="ce13" office:value-type="float" office:value="436087664.17" calcext:value-type="float">
            <text:p>436.087.664,17</text:p>
          </table:table-cell>
          <table:table-cell table:style-name="ce13" office:value-type="float" office:value="281754749.48" calcext:value-type="float">
            <text:p>281.754.749,48</text:p>
          </table:table-cell>
          <table:table-cell table:style-name="ce13" office:value-type="float" office:value="97748854.17" calcext:value-type="float">
            <text:p>97.748.854,17</text:p>
          </table:table-cell>
          <table:table-cell table:style-name="ce13" office:value-type="float" office:value="341436497.5" calcext:value-type="float">
            <text:p>341.436.497,50</text:p>
          </table:table-cell>
          <table:table-cell table:style-name="ce13" office:value-type="float" office:value="94959853.51" calcext:value-type="float">
            <text:p>94.959.853,51</text:p>
          </table:table-cell>
          <table:table-cell table:style-name="ce13" office:value-type="float" office:value="1847052756.04" calcext:value-type="float">
            <text:p>1.847.052.756,04</text:p>
          </table:table-cell>
          <table:table-cell table:style-name="ce13" office:value-type="float" office:value="5351788407.64" calcext:value-type="float">
            <text:p>5.351.788.407,64</text:p>
          </table:table-cell>
          <table:table-cell table:style-name="ce13" office:value-type="float" office:value="133944807.91" calcext:value-type="float">
            <text:p>133.944.807,91</text:p>
          </table:table-cell>
          <table:table-cell table:style-name="ce13" office:value-type="float" office:value="74215457.65" calcext:value-type="float">
            <text:p>74.215.457,65</text:p>
          </table:table-cell>
          <table:table-cell table:style-name="ce13" office:value-type="float" office:value="25249711.44" calcext:value-type="float">
            <text:p>25.249.711,44</text:p>
          </table:table-cell>
          <table:table-cell table:style-name="ce13" office:value-type="float" office:value="1697010174.27" calcext:value-type="float">
            <text:p>1.697.010.174,27</text:p>
          </table:table-cell>
          <table:table-cell table:style-name="ce13" office:value-type="float" office:value="1365747466.84" calcext:value-type="float">
            <text:p>1.365.747.466,84</text:p>
          </table:table-cell>
          <table:table-cell table:style-name="ce13" office:value-type="float" office:value="55989432.6" calcext:value-type="float">
            <text:p>55.989.432,60</text:p>
          </table:table-cell>
          <table:table-cell table:style-name="ce13" office:value-type="float" office:value="10988166831.03" calcext:value-type="float">
            <text:p>10.988.166.831,03</text:p>
          </table:table-cell>
          <table:table-cell table:style-name="ce13" office:value-type="float" office:value="58598622.87" calcext:value-type="float">
            <text:p>58.598.622,87</text:p>
          </table:table-cell>
          <table:table-cell table:style-name="ce21" office:value-type="float" office:value="29179983270.72" calcext:value-type="float">
            <text:p>29.179.983.270,72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MPOSTO S/ RENDA RETIDO NA FONTE</text:p>
          </table:table-cell>
          <table:table-cell table:style-name="ce13" office:value-type="float" office:value="10335813.97" calcext:value-type="float">
            <text:p>10.335.813,97</text:p>
          </table:table-cell>
          <table:table-cell table:style-name="ce13" office:value-type="float" office:value="40402407.29" calcext:value-type="float">
            <text:p>40.402.407,29</text:p>
          </table:table-cell>
          <table:table-cell table:style-name="ce13" office:value-type="float" office:value="119506027.07" calcext:value-type="float">
            <text:p>119.506.027,07</text:p>
          </table:table-cell>
          <table:table-cell table:style-name="ce13" office:value-type="float" office:value="6607084.54" calcext:value-type="float">
            <text:p>6.607.084,54</text:p>
          </table:table-cell>
          <table:table-cell table:style-name="ce13" office:value-type="float" office:value="216240227.28" calcext:value-type="float">
            <text:p>216.240.227,28</text:p>
          </table:table-cell>
          <table:table-cell table:style-name="ce13" office:value-type="float" office:value="206049266.11" calcext:value-type="float">
            <text:p>206.049.266,11</text:p>
          </table:table-cell>
          <table:table-cell table:style-name="ce13" office:value-type="float" office:value="4118687698.44" calcext:value-type="float">
            <text:p>4.118.687.698,44</text:p>
          </table:table-cell>
          <table:table-cell table:style-name="ce13" office:value-type="float" office:value="145904970.62" calcext:value-type="float">
            <text:p>145.904.970,62</text:p>
          </table:table-cell>
          <table:table-cell table:style-name="ce13" office:value-type="float" office:value="183364561.54" calcext:value-type="float">
            <text:p>183.364.561,54</text:p>
          </table:table-cell>
          <table:table-cell table:style-name="ce13" office:value-type="float" office:value="47805288.78" calcext:value-type="float">
            <text:p>47.805.288,78</text:p>
          </table:table-cell>
          <table:table-cell table:style-name="ce13" office:value-type="float" office:value="807475281.5" calcext:value-type="float">
            <text:p>807.475.281,50</text:p>
          </table:table-cell>
          <table:table-cell table:style-name="ce13" office:value-type="float" office:value="78080353.09" calcext:value-type="float">
            <text:p>78.080.353,09</text:p>
          </table:table-cell>
          <table:table-cell table:style-name="ce13" office:value-type="float" office:value="115987681.48" calcext:value-type="float">
            <text:p>115.987.681,48</text:p>
          </table:table-cell>
          <table:table-cell table:style-name="ce13" office:value-type="float" office:value="110751438.44" calcext:value-type="float">
            <text:p>110.751.438,44</text:p>
          </table:table-cell>
          <table:table-cell table:style-name="ce13" office:value-type="float" office:value="66574600.01" calcext:value-type="float">
            <text:p>66.574.600,01</text:p>
          </table:table-cell>
          <table:table-cell table:style-name="ce13" office:value-type="float" office:value="188948947.21" calcext:value-type="float">
            <text:p>188.948.947,21</text:p>
          </table:table-cell>
          <table:table-cell table:style-name="ce13" office:value-type="float" office:value="37825444.67" calcext:value-type="float">
            <text:p>37.825.444,67</text:p>
          </table:table-cell>
          <table:table-cell table:style-name="ce13" office:value-type="float" office:value="524238380.53" calcext:value-type="float">
            <text:p>524.238.380,53</text:p>
          </table:table-cell>
          <table:table-cell table:style-name="ce13" office:value-type="float" office:value="2801700862.38" calcext:value-type="float">
            <text:p>2.801.700.862,38</text:p>
          </table:table-cell>
          <table:table-cell table:style-name="ce13" office:value-type="float" office:value="58085662.54" calcext:value-type="float">
            <text:p>58.085.662,54</text:p>
          </table:table-cell>
          <table:table-cell table:style-name="ce13" office:value-type="float" office:value="28056657.02" calcext:value-type="float">
            <text:p>28.056.657,02</text:p>
          </table:table-cell>
          <table:table-cell table:style-name="ce13" office:value-type="float" office:value="7256366.92" calcext:value-type="float">
            <text:p>7.256.366,92</text:p>
          </table:table-cell>
          <table:table-cell table:style-name="ce13" office:value-type="float" office:value="659656687.22" calcext:value-type="float">
            <text:p>659.656.687,22</text:p>
          </table:table-cell>
          <table:table-cell table:style-name="ce13" office:value-type="float" office:value="360971767.36" calcext:value-type="float">
            <text:p>360.971.767,36</text:p>
          </table:table-cell>
          <table:table-cell table:style-name="ce13" office:value-type="float" office:value="35397928.98" calcext:value-type="float">
            <text:p>35.397.928,98</text:p>
          </table:table-cell>
          <table:table-cell table:style-name="ce13" office:value-type="float" office:value="8584144193.38" calcext:value-type="float">
            <text:p>8.584.144.193,38</text:p>
          </table:table-cell>
          <table:table-cell table:style-name="ce13" office:value-type="float" office:value="17074706.03" calcext:value-type="float">
            <text:p>17.074.706,03</text:p>
          </table:table-cell>
          <table:table-cell table:style-name="ce21" office:value-type="float" office:value="19577130304.4" calcext:value-type="float">
            <text:p>19.577.130.304,40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IRRF - RENDIMENTOS DO TRABALHO</text:p>
          </table:table-cell>
          <table:table-cell table:style-name="ce13" office:value-type="float" office:value="8378722.31" calcext:value-type="float">
            <text:p>8.378.722,31</text:p>
          </table:table-cell>
          <table:table-cell table:style-name="ce13" office:value-type="float" office:value="33846272.18" calcext:value-type="float">
            <text:p>33.846.272,18</text:p>
          </table:table-cell>
          <table:table-cell table:style-name="ce13" office:value-type="float" office:value="83161438.18" calcext:value-type="float">
            <text:p>83.161.438,18</text:p>
          </table:table-cell>
          <table:table-cell table:style-name="ce13" office:value-type="float" office:value="5714922.1" calcext:value-type="float">
            <text:p>5.714.922,10</text:p>
          </table:table-cell>
          <table:table-cell table:style-name="ce13" office:value-type="float" office:value="163113384.9" calcext:value-type="float">
            <text:p>163.113.384,90</text:p>
          </table:table-cell>
          <table:table-cell table:style-name="ce13" office:value-type="float" office:value="160662275.37" calcext:value-type="float">
            <text:p>160.662.275,37</text:p>
          </table:table-cell>
          <table:table-cell table:style-name="ce13" office:value-type="float" office:value="3408653956.97" calcext:value-type="float">
            <text:p>3.408.653.956,97</text:p>
          </table:table-cell>
          <table:table-cell table:style-name="ce13" office:value-type="float" office:value="106711246.45" calcext:value-type="float">
            <text:p>106.711.246,45</text:p>
          </table:table-cell>
          <table:table-cell table:style-name="ce13" office:value-type="float" office:value="135811462.19" calcext:value-type="float">
            <text:p>135.811.462,19</text:p>
          </table:table-cell>
          <table:table-cell table:style-name="ce13" office:value-type="float" office:value="42385978.97" calcext:value-type="float">
            <text:p>42.385.978,97</text:p>
          </table:table-cell>
          <table:table-cell table:style-name="ce13" office:value-type="float" office:value="548282791.73" calcext:value-type="float">
            <text:p>548.282.791,73</text:p>
          </table:table-cell>
          <table:table-cell table:style-name="ce13" office:value-type="float" office:value="53377874.31" calcext:value-type="float">
            <text:p>53.377.874,31</text:p>
          </table:table-cell>
          <table:table-cell table:style-name="ce13" office:value-type="float" office:value="97168714.11" calcext:value-type="float">
            <text:p>97.168.714,11</text:p>
          </table:table-cell>
          <table:table-cell table:style-name="ce13" office:value-type="float" office:value="95215458.24" calcext:value-type="float">
            <text:p>95.215.458,24</text:p>
          </table:table-cell>
          <table:table-cell table:style-name="ce13" office:value-type="float" office:value="60707805.13" calcext:value-type="float">
            <text:p>60.707.805,13</text:p>
          </table:table-cell>
          <table:table-cell table:style-name="ce13" office:value-type="float" office:value="159059029.68" calcext:value-type="float">
            <text:p>159.059.029,68</text:p>
          </table:table-cell>
          <table:table-cell table:style-name="ce13" office:value-type="float" office:value="29392520.81" calcext:value-type="float">
            <text:p>29.392.520,81</text:p>
          </table:table-cell>
          <table:table-cell table:style-name="ce13" office:value-type="float" office:value="362998824.05" calcext:value-type="float">
            <text:p>362.998.824,05</text:p>
          </table:table-cell>
          <table:table-cell table:style-name="ce13" office:value-type="float" office:value="1214830000.69" calcext:value-type="float">
            <text:p>1.214.830.000,69</text:p>
          </table:table-cell>
          <table:table-cell table:style-name="ce13" office:value-type="float" office:value="48859226.92" calcext:value-type="float">
            <text:p>48.859.226,92</text:p>
          </table:table-cell>
          <table:table-cell table:style-name="ce13" office:value-type="float" office:value="22239299.18" calcext:value-type="float">
            <text:p>22.239.299,18</text:p>
          </table:table-cell>
          <table:table-cell table:style-name="ce13" office:value-type="float" office:value="6412171.17" calcext:value-type="float">
            <text:p>6.412.171,17</text:p>
          </table:table-cell>
          <table:table-cell table:style-name="ce13" office:value-type="float" office:value="432946045.75" calcext:value-type="float">
            <text:p>432.946.045,75</text:p>
          </table:table-cell>
          <table:table-cell table:style-name="ce13" office:value-type="float" office:value="262068197.96" calcext:value-type="float">
            <text:p>262.068.197,96</text:p>
          </table:table-cell>
          <table:table-cell table:style-name="ce13" office:value-type="float" office:value="28645226.62" calcext:value-type="float">
            <text:p>28.645.226,62</text:p>
          </table:table-cell>
          <table:table-cell table:style-name="ce13" office:value-type="float" office:value="4101068827.72" calcext:value-type="float">
            <text:p>4.101.068.827,72</text:p>
          </table:table-cell>
          <table:table-cell table:style-name="ce13" office:value-type="float" office:value="15386272.7" calcext:value-type="float">
            <text:p>15.386.272,70</text:p>
          </table:table-cell>
          <table:table-cell table:style-name="ce21" office:value-type="float" office:value="11687097946.39" calcext:value-type="float">
            <text:p>11.687.097.946,39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IRRF - RENDIMENTOS DO CAPITAL</text:p>
          </table:table-cell>
          <table:table-cell table:style-name="ce13" office:value-type="float" office:value="481278.65" calcext:value-type="float">
            <text:p>481.278,65</text:p>
          </table:table-cell>
          <table:table-cell table:style-name="ce13" office:value-type="float" office:value="2671415.7" calcext:value-type="float">
            <text:p>2.671.415,70</text:p>
          </table:table-cell>
          <table:table-cell table:style-name="ce13" office:value-type="float" office:value="8022451.56" calcext:value-type="float">
            <text:p>8.022.451,56</text:p>
          </table:table-cell>
          <table:table-cell table:style-name="ce13" office:value-type="float" office:value="375537.11" calcext:value-type="float">
            <text:p>375.537,11</text:p>
          </table:table-cell>
          <table:table-cell table:style-name="ce13" office:value-type="float" office:value="25928280.84" calcext:value-type="float">
            <text:p>25.928.280,84</text:p>
          </table:table-cell>
          <table:table-cell table:style-name="ce13" office:value-type="float" office:value="20760262.34" calcext:value-type="float">
            <text:p>20.760.262,34</text:p>
          </table:table-cell>
          <table:table-cell table:style-name="ce13" office:value-type="float" office:value="299038912.47" calcext:value-type="float">
            <text:p>299.038.912,47</text:p>
          </table:table-cell>
          <table:table-cell table:style-name="ce13" office:value-type="float" office:value="14537117.95" calcext:value-type="float">
            <text:p>14.537.117,95</text:p>
          </table:table-cell>
          <table:table-cell table:style-name="ce13" office:value-type="float" office:value="29358697.13" calcext:value-type="float">
            <text:p>29.358.697,13</text:p>
          </table:table-cell>
          <table:table-cell table:style-name="ce13" office:value-type="float" office:value="2013117.22" calcext:value-type="float">
            <text:p>2.013.117,22</text:p>
          </table:table-cell>
          <table:table-cell table:style-name="ce13" office:value-type="float" office:value="130254315.62" calcext:value-type="float">
            <text:p>130.254.315,62</text:p>
          </table:table-cell>
          <table:table-cell table:style-name="ce13" office:value-type="float" office:value="13968975.31" calcext:value-type="float">
            <text:p>13.968.975,31</text:p>
          </table:table-cell>
          <table:table-cell table:style-name="ce13" office:value-type="float" office:value="9089329.8" calcext:value-type="float">
            <text:p>9.089.329,80</text:p>
          </table:table-cell>
          <table:table-cell table:style-name="ce13" office:value-type="float" office:value="5159692.47" calcext:value-type="float">
            <text:p>5.159.692,47</text:p>
          </table:table-cell>
          <table:table-cell table:style-name="ce13" office:value-type="float" office:value="2385356.04" calcext:value-type="float">
            <text:p>2.385.356,04</text:p>
          </table:table-cell>
          <table:table-cell table:style-name="ce13" office:value-type="float" office:value="16264177.73" calcext:value-type="float">
            <text:p>16.264.177,73</text:p>
          </table:table-cell>
          <table:table-cell table:style-name="ce13" office:value-type="float" office:value="1504258.59" calcext:value-type="float">
            <text:p>1.504.258,59</text:p>
          </table:table-cell>
          <table:table-cell table:style-name="ce13" office:value-type="float" office:value="72428662.49" calcext:value-type="float">
            <text:p>72.428.662,49</text:p>
          </table:table-cell>
          <table:table-cell table:style-name="ce13" office:value-type="float" office:value="1017991788.26" calcext:value-type="float">
            <text:p>1.017.991.788,26</text:p>
          </table:table-cell>
          <table:table-cell table:style-name="ce13" office:value-type="float" office:value="3701861.03" calcext:value-type="float">
            <text:p>3.701.861,03</text:p>
          </table:table-cell>
          <table:table-cell table:style-name="ce13" office:value-type="float" office:value="3122956.71" calcext:value-type="float">
            <text:p>3.122.956,71</text:p>
          </table:table-cell>
          <table:table-cell table:style-name="ce13" office:value-type="float" office:value="278753.58" calcext:value-type="float">
            <text:p>278.753,58</text:p>
          </table:table-cell>
          <table:table-cell table:style-name="ce13" office:value-type="float" office:value="145186398.51" calcext:value-type="float">
            <text:p>145.186.398,51</text:p>
          </table:table-cell>
          <table:table-cell table:style-name="ce13" office:value-type="float" office:value="53144004.19" calcext:value-type="float">
            <text:p>53.144.004,19</text:p>
          </table:table-cell>
          <table:table-cell table:style-name="ce13" office:value-type="float" office:value="2555983.56" calcext:value-type="float">
            <text:p>2.555.983,56</text:p>
          </table:table-cell>
          <table:table-cell table:style-name="ce13" office:value-type="float" office:value="2045169901.48" calcext:value-type="float">
            <text:p>2.045.169.901,48</text:p>
          </table:table-cell>
          <table:table-cell table:style-name="ce13" office:value-type="float" office:value="459625.21" calcext:value-type="float">
            <text:p>459.625,21</text:p>
          </table:table-cell>
          <table:table-cell table:style-name="ce21" office:value-type="float" office:value="3925853111.55" calcext:value-type="float">
            <text:p>3.925.853.111,5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IRRF - REMESSAS P/ EXTERIOR</text:p>
          </table:table-cell>
          <table:table-cell table:style-name="ce13" office:value-type="float" office:value="537554.39" calcext:value-type="float">
            <text:p>537.554,39</text:p>
          </table:table-cell>
          <table:table-cell table:style-name="ce13" office:value-type="float" office:value="1314975.22" calcext:value-type="float">
            <text:p>1.314.975,22</text:p>
          </table:table-cell>
          <table:table-cell table:style-name="ce13" office:value-type="float" office:value="21944068.56" calcext:value-type="float">
            <text:p>21.944.068,56</text:p>
          </table:table-cell>
          <table:table-cell table:style-name="ce13" office:value-type="float" office:value="47609.81" calcext:value-type="float">
            <text:p>47.609,81</text:p>
          </table:table-cell>
          <table:table-cell table:style-name="ce13" office:value-type="float" office:value="12779767.04" calcext:value-type="float">
            <text:p>12.779.767,04</text:p>
          </table:table-cell>
          <table:table-cell table:style-name="ce13" office:value-type="float" office:value="11419057.86" calcext:value-type="float">
            <text:p>11.419.057,86</text:p>
          </table:table-cell>
          <table:table-cell table:style-name="ce13" office:value-type="float" office:value="234495101.79" calcext:value-type="float">
            <text:p>234.495.101,79</text:p>
          </table:table-cell>
          <table:table-cell table:style-name="ce13" office:value-type="float" office:value="15991310.23" calcext:value-type="float">
            <text:p>15.991.310,23</text:p>
          </table:table-cell>
          <table:table-cell table:style-name="ce13" office:value-type="float" office:value="8002987.34" calcext:value-type="float">
            <text:p>8.002.987,34</text:p>
          </table:table-cell>
          <table:table-cell table:style-name="ce13" office:value-type="float" office:value="413315.89" calcext:value-type="float">
            <text:p>413.315,89</text:p>
          </table:table-cell>
          <table:table-cell table:style-name="ce13" office:value-type="float" office:value="59727843.65" calcext:value-type="float">
            <text:p>59.727.843,65</text:p>
          </table:table-cell>
          <table:table-cell table:style-name="ce13" office:value-type="float" office:value="6785560.59" calcext:value-type="float">
            <text:p>6.785.560,59</text:p>
          </table:table-cell>
          <table:table-cell table:style-name="ce13" office:value-type="float" office:value="4259645.37" calcext:value-type="float">
            <text:p>4.259.645,37</text:p>
          </table:table-cell>
          <table:table-cell table:style-name="ce13" office:value-type="float" office:value="4973178.27" calcext:value-type="float">
            <text:p>4.973.178,27</text:p>
          </table:table-cell>
          <table:table-cell table:style-name="ce13" office:value-type="float" office:value="743560" calcext:value-type="float">
            <text:p>743.560,00</text:p>
          </table:table-cell>
          <table:table-cell table:style-name="ce13" office:value-type="float" office:value="4146126.93" calcext:value-type="float">
            <text:p>4.146.126,93</text:p>
          </table:table-cell>
          <table:table-cell table:style-name="ce13" office:value-type="float" office:value="4025442.9" calcext:value-type="float">
            <text:p>4.025.442,90</text:p>
          </table:table-cell>
          <table:table-cell table:style-name="ce13" office:value-type="float" office:value="60477902.21" calcext:value-type="float">
            <text:p>60.477.902,21</text:p>
          </table:table-cell>
          <table:table-cell table:style-name="ce13" office:value-type="float" office:value="426238682.15" calcext:value-type="float">
            <text:p>426.238.682,15</text:p>
          </table:table-cell>
          <table:table-cell table:style-name="ce13" office:value-type="float" office:value="3073423.22" calcext:value-type="float">
            <text:p>3.073.423,22</text:p>
          </table:table-cell>
          <table:table-cell table:style-name="ce13" office:value-type="float" office:value="221498.37" calcext:value-type="float">
            <text:p>221.498,37</text:p>
          </table:table-cell>
          <table:table-cell table:style-name="ce13" office:value-type="float" office:value="46971.56" calcext:value-type="float">
            <text:p>46.971,56</text:p>
          </table:table-cell>
          <table:table-cell table:style-name="ce13" office:value-type="float" office:value="43780194.07" calcext:value-type="float">
            <text:p>43.780.194,07</text:p>
          </table:table-cell>
          <table:table-cell table:style-name="ce13" office:value-type="float" office:value="22596973.68" calcext:value-type="float">
            <text:p>22.596.973,68</text:p>
          </table:table-cell>
          <table:table-cell table:style-name="ce13" office:value-type="float" office:value="1342442.35" calcext:value-type="float">
            <text:p>1.342.442,35</text:p>
          </table:table-cell>
          <table:table-cell table:style-name="ce13" office:value-type="float" office:value="1901140824.87" calcext:value-type="float">
            <text:p>1.901.140.824,87</text:p>
          </table:table-cell>
          <table:table-cell table:style-name="ce13" office:value-type="float" office:value="302026.25" calcext:value-type="float">
            <text:p>302.026,25</text:p>
          </table:table-cell>
          <table:table-cell table:style-name="ce21" office:value-type="float" office:value="2850828044.57" calcext:value-type="float">
            <text:p>2.850.828.044,57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IRRF - OUTROS RENDIMENTOS</text:p>
          </table:table-cell>
          <table:table-cell table:style-name="ce13" office:value-type="float" office:value="938258.62" calcext:value-type="float">
            <text:p>938.258,62</text:p>
          </table:table-cell>
          <table:table-cell table:style-name="ce13" office:value-type="float" office:value="2569744.19" calcext:value-type="float">
            <text:p>2.569.744,19</text:p>
          </table:table-cell>
          <table:table-cell table:style-name="ce13" office:value-type="float" office:value="6378068.77" calcext:value-type="float">
            <text:p>6.378.068,77</text:p>
          </table:table-cell>
          <table:table-cell table:style-name="ce13" office:value-type="float" office:value="469015.52" calcext:value-type="float">
            <text:p>469.015,52</text:p>
          </table:table-cell>
          <table:table-cell table:style-name="ce13" office:value-type="float" office:value="14418794.5" calcext:value-type="float">
            <text:p>14.418.794,50</text:p>
          </table:table-cell>
          <table:table-cell table:style-name="ce13" office:value-type="float" office:value="13207670.54" calcext:value-type="float">
            <text:p>13.207.670,54</text:p>
          </table:table-cell>
          <table:table-cell table:style-name="ce13" office:value-type="float" office:value="176499727.21" calcext:value-type="float">
            <text:p>176.499.727,21</text:p>
          </table:table-cell>
          <table:table-cell table:style-name="ce13" office:value-type="float" office:value="8665295.99" calcext:value-type="float">
            <text:p>8.665.295,99</text:p>
          </table:table-cell>
          <table:table-cell table:style-name="ce13" office:value-type="float" office:value="10191414.88" calcext:value-type="float">
            <text:p>10.191.414,88</text:p>
          </table:table-cell>
          <table:table-cell table:style-name="ce13" office:value-type="float" office:value="2992876.7" calcext:value-type="float">
            <text:p>2.992.876,70</text:p>
          </table:table-cell>
          <table:table-cell table:style-name="ce13" office:value-type="float" office:value="69210330.5" calcext:value-type="float">
            <text:p>69.210.330,50</text:p>
          </table:table-cell>
          <table:table-cell table:style-name="ce13" office:value-type="float" office:value="3947942.88" calcext:value-type="float">
            <text:p>3.947.942,88</text:p>
          </table:table-cell>
          <table:table-cell table:style-name="ce13" office:value-type="float" office:value="5469992.2" calcext:value-type="float">
            <text:p>5.469.992,20</text:p>
          </table:table-cell>
          <table:table-cell table:style-name="ce13" office:value-type="float" office:value="5403109.46" calcext:value-type="float">
            <text:p>5.403.109,46</text:p>
          </table:table-cell>
          <table:table-cell table:style-name="ce13" office:value-type="float" office:value="2737878.84" calcext:value-type="float">
            <text:p>2.737.878,84</text:p>
          </table:table-cell>
          <table:table-cell table:style-name="ce13" office:value-type="float" office:value="9479612.87" calcext:value-type="float">
            <text:p>9.479.612,87</text:p>
          </table:table-cell>
          <table:table-cell table:style-name="ce13" office:value-type="float" office:value="2903222.37" calcext:value-type="float">
            <text:p>2.903.222,37</text:p>
          </table:table-cell>
          <table:table-cell table:style-name="ce13" office:value-type="float" office:value="28332991.78" calcext:value-type="float">
            <text:p>28.332.991,78</text:p>
          </table:table-cell>
          <table:table-cell table:style-name="ce13" office:value-type="float" office:value="142640391.28" calcext:value-type="float">
            <text:p>142.640.391,28</text:p>
          </table:table-cell>
          <table:table-cell table:style-name="ce13" office:value-type="float" office:value="2451151.37" calcext:value-type="float">
            <text:p>2.451.151,37</text:p>
          </table:table-cell>
          <table:table-cell table:style-name="ce13" office:value-type="float" office:value="2472902.76" calcext:value-type="float">
            <text:p>2.472.902,76</text:p>
          </table:table-cell>
          <table:table-cell table:style-name="ce13" office:value-type="float" office:value="518470.61" calcext:value-type="float">
            <text:p>518.470,61</text:p>
          </table:table-cell>
          <table:table-cell table:style-name="ce13" office:value-type="float" office:value="37744048.89" calcext:value-type="float">
            <text:p>37.744.048,89</text:p>
          </table:table-cell>
          <table:table-cell table:style-name="ce13" office:value-type="float" office:value="23162591.53" calcext:value-type="float">
            <text:p>23.162.591,53</text:p>
          </table:table-cell>
          <table:table-cell table:style-name="ce13" office:value-type="float" office:value="2854276.45" calcext:value-type="float">
            <text:p>2.854.276,45</text:p>
          </table:table-cell>
          <table:table-cell table:style-name="ce13" office:value-type="float" office:value="536764639.31" calcext:value-type="float">
            <text:p>536.764.639,31</text:p>
          </table:table-cell>
          <table:table-cell table:style-name="ce13" office:value-type="float" office:value="926781.87" calcext:value-type="float">
            <text:p>926.781,87</text:p>
          </table:table-cell>
          <table:table-cell table:style-name="ce21" office:value-type="float" office:value="1113351201.89" calcext:value-type="float">
            <text:p>1.113.351.201,89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MPOSTO S/ OPERAÇÕES FINANCEIRAS</text:p>
          </table:table-cell>
          <table:table-cell table:style-name="ce13" office:value-type="float" office:value="857408.91" calcext:value-type="float">
            <text:p>857.408,91</text:p>
          </table:table-cell>
          <table:table-cell table:style-name="ce13" office:value-type="float" office:value="1402436.27" calcext:value-type="float">
            <text:p>1.402.436,27</text:p>
          </table:table-cell>
          <table:table-cell table:style-name="ce13" office:value-type="float" office:value="3872062.79" calcext:value-type="float">
            <text:p>3.872.062,79</text:p>
          </table:table-cell>
          <table:table-cell table:style-name="ce13" office:value-type="float" office:value="333298.38" calcext:value-type="float">
            <text:p>333.298,38</text:p>
          </table:table-cell>
          <table:table-cell table:style-name="ce13" office:value-type="float" office:value="4774755.28" calcext:value-type="float">
            <text:p>4.774.755,28</text:p>
          </table:table-cell>
          <table:table-cell table:style-name="ce13" office:value-type="float" office:value="5796160.71" calcext:value-type="float">
            <text:p>5.796.160,71</text:p>
          </table:table-cell>
          <table:table-cell table:style-name="ce13" office:value-type="float" office:value="776086070.08" calcext:value-type="float">
            <text:p>776.086.070,08</text:p>
          </table:table-cell>
          <table:table-cell table:style-name="ce13" office:value-type="float" office:value="22331573.71" calcext:value-type="float">
            <text:p>22.331.573,71</text:p>
          </table:table-cell>
          <table:table-cell table:style-name="ce13" office:value-type="float" office:value="22771046.31" calcext:value-type="float">
            <text:p>22.771.046,31</text:p>
          </table:table-cell>
          <table:table-cell table:style-name="ce13" office:value-type="float" office:value="792354.85" calcext:value-type="float">
            <text:p>792.354,85</text:p>
          </table:table-cell>
          <table:table-cell table:style-name="ce13" office:value-type="float" office:value="130331394.61" calcext:value-type="float">
            <text:p>130.331.394,61</text:p>
          </table:table-cell>
          <table:table-cell table:style-name="ce13" office:value-type="float" office:value="14390408.26" calcext:value-type="float">
            <text:p>14.390.408,26</text:p>
          </table:table-cell>
          <table:table-cell table:style-name="ce13" office:value-type="float" office:value="43029070.31" calcext:value-type="float">
            <text:p>43.029.070,31</text:p>
          </table:table-cell>
          <table:table-cell table:style-name="ce13" office:value-type="float" office:value="33230648.61" calcext:value-type="float">
            <text:p>33.230.648,61</text:p>
          </table:table-cell>
          <table:table-cell table:style-name="ce13" office:value-type="float" office:value="3036696.04" calcext:value-type="float">
            <text:p>3.036.696,04</text:p>
          </table:table-cell>
          <table:table-cell table:style-name="ce13" office:value-type="float" office:value="6742148.8" calcext:value-type="float">
            <text:p>6.742.148,80</text:p>
          </table:table-cell>
          <table:table-cell table:style-name="ce13" office:value-type="float" office:value="732545.36" calcext:value-type="float">
            <text:p>732.545,36</text:p>
          </table:table-cell>
          <table:table-cell table:style-name="ce13" office:value-type="float" office:value="106196828.58" calcext:value-type="float">
            <text:p>106.196.828,58</text:p>
          </table:table-cell>
          <table:table-cell table:style-name="ce13" office:value-type="float" office:value="199358546.09" calcext:value-type="float">
            <text:p>199.358.546,09</text:p>
          </table:table-cell>
          <table:table-cell table:style-name="ce13" office:value-type="float" office:value="2426262.29" calcext:value-type="float">
            <text:p>2.426.262,29</text:p>
          </table:table-cell>
          <table:table-cell table:style-name="ce13" office:value-type="float" office:value="18733096.16" calcext:value-type="float">
            <text:p>18.733.096,16</text:p>
          </table:table-cell>
          <table:table-cell table:style-name="ce13" office:value-type="float" office:value="72440.6" calcext:value-type="float">
            <text:p>72.440,60</text:p>
          </table:table-cell>
          <table:table-cell table:style-name="ce13" office:value-type="float" office:value="165966660.68" calcext:value-type="float">
            <text:p>165.966.660,68</text:p>
          </table:table-cell>
          <table:table-cell table:style-name="ce13" office:value-type="float" office:value="56513882.93" calcext:value-type="float">
            <text:p>56.513.882,93</text:p>
          </table:table-cell>
          <table:table-cell table:style-name="ce13" office:value-type="float" office:value="8648556.99" calcext:value-type="float">
            <text:p>8.648.556,99</text:p>
          </table:table-cell>
          <table:table-cell table:style-name="ce13" office:value-type="float" office:value="3221007884.48" calcext:value-type="float">
            <text:p>3.221.007.884,48</text:p>
          </table:table-cell>
          <table:table-cell table:style-name="ce13" office:value-type="float" office:value="374142.14" calcext:value-type="float">
            <text:p>374.142,14</text:p>
          </table:table-cell>
          <table:table-cell table:style-name="ce21" office:value-type="float" office:value="4849808380.22" calcext:value-type="float">
            <text:p>4.849.808.380,22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MPOSTO TERRITORIAL RURAL</text:p>
          </table:table-cell>
          <table:table-cell table:style-name="ce13" office:value-type="float" office:value="97240.21" calcext:value-type="float">
            <text:p>97.240,21</text:p>
          </table:table-cell>
          <table:table-cell table:style-name="ce13" office:value-type="float" office:value="439741.19" calcext:value-type="float">
            <text:p>439.741,19</text:p>
          </table:table-cell>
          <table:table-cell table:style-name="ce13" office:value-type="float" office:value="297539.14" calcext:value-type="float">
            <text:p>297.539,14</text:p>
          </table:table-cell>
          <table:table-cell table:style-name="ce13" office:value-type="float" office:value="25405.44" calcext:value-type="float">
            <text:p>25.405,44</text:p>
          </table:table-cell>
          <table:table-cell table:style-name="ce13" office:value-type="float" office:value="4997370.7" calcext:value-type="float">
            <text:p>4.997.370,70</text:p>
          </table:table-cell>
          <table:table-cell table:style-name="ce13" office:value-type="float" office:value="392017.06" calcext:value-type="float">
            <text:p>392.017,06</text:p>
          </table:table-cell>
          <table:table-cell table:style-name="ce13" office:value-type="float" office:value="238883.32" calcext:value-type="float">
            <text:p>238.883,32</text:p>
          </table:table-cell>
          <table:table-cell table:style-name="ce13" office:value-type="float" office:value="732712.48" calcext:value-type="float">
            <text:p>732.712,48</text:p>
          </table:table-cell>
          <table:table-cell table:style-name="ce13" office:value-type="float" office:value="25385507.45" calcext:value-type="float">
            <text:p>25.385.507,45</text:p>
          </table:table-cell>
          <table:table-cell table:style-name="ce13" office:value-type="float" office:value="926120.27" calcext:value-type="float">
            <text:p>926.120,27</text:p>
          </table:table-cell>
          <table:table-cell table:style-name="ce13" office:value-type="float" office:value="18209354.64" calcext:value-type="float">
            <text:p>18.209.354,64</text:p>
          </table:table-cell>
          <table:table-cell table:style-name="ce13" office:value-type="float" office:value="39902509.63" calcext:value-type="float">
            <text:p>39.902.509,63</text:p>
          </table:table-cell>
          <table:table-cell table:style-name="ce13" office:value-type="float" office:value="29435896.92" calcext:value-type="float">
            <text:p>29.435.896,92</text:p>
          </table:table-cell>
          <table:table-cell table:style-name="ce13" office:value-type="float" office:value="3407350.97" calcext:value-type="float">
            <text:p>3.407.350,97</text:p>
          </table:table-cell>
          <table:table-cell table:style-name="ce13" office:value-type="float" office:value="265180.47" calcext:value-type="float">
            <text:p>265.180,47</text:p>
          </table:table-cell>
          <table:table-cell table:style-name="ce13" office:value-type="float" office:value="695353.1" calcext:value-type="float">
            <text:p>695.353,10</text:p>
          </table:table-cell>
          <table:table-cell table:style-name="ce13" office:value-type="float" office:value="1340498.25" calcext:value-type="float">
            <text:p>1.340.498,25</text:p>
          </table:table-cell>
          <table:table-cell table:style-name="ce13" office:value-type="float" office:value="20567370.84" calcext:value-type="float">
            <text:p>20.567.370,84</text:p>
          </table:table-cell>
          <table:table-cell table:style-name="ce13" office:value-type="float" office:value="1214118.46" calcext:value-type="float">
            <text:p>1.214.118,46</text:p>
          </table:table-cell>
          <table:table-cell table:style-name="ce13" office:value-type="float" office:value="240737.3" calcext:value-type="float">
            <text:p>240.737,30</text:p>
          </table:table-cell>
          <table:table-cell table:style-name="ce13" office:value-type="float" office:value="1219783.84" calcext:value-type="float">
            <text:p>1.219.783,84</text:p>
          </table:table-cell>
          <table:table-cell table:style-name="ce13" office:value-type="float" office:value="130936.14" calcext:value-type="float">
            <text:p>130.936,14</text:p>
          </table:table-cell>
          <table:table-cell table:style-name="ce13" office:value-type="float" office:value="17259644.29" calcext:value-type="float">
            <text:p>17.259.644,29</text:p>
          </table:table-cell>
          <table:table-cell table:style-name="ce13" office:value-type="float" office:value="2565690.11" calcext:value-type="float">
            <text:p>2.565.690,11</text:p>
          </table:table-cell>
          <table:table-cell table:style-name="ce13" office:value-type="float" office:value="305548.93" calcext:value-type="float">
            <text:p>305.548,93</text:p>
          </table:table-cell>
          <table:table-cell table:style-name="ce13" office:value-type="float" office:value="31729911.58" calcext:value-type="float">
            <text:p>31.729.911,58</text:p>
          </table:table-cell>
          <table:table-cell table:style-name="ce13" office:value-type="float" office:value="3985485.59" calcext:value-type="float">
            <text:p>3.985.485,59</text:p>
          </table:table-cell>
          <table:table-cell table:style-name="ce21" office:value-type="float" office:value="206007908.32" calcext:value-type="float">
            <text:p>206.007.908,32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OFINS</text:p>
          </table:table-cell>
          <table:table-cell table:style-name="ce13" office:value-type="float" office:value="12291493.93" calcext:value-type="float">
            <text:p>12.291.493,93</text:p>
          </table:table-cell>
          <table:table-cell table:style-name="ce13" office:value-type="float" office:value="85240137.25" calcext:value-type="float">
            <text:p>85.240.137,25</text:p>
          </table:table-cell>
          <table:table-cell table:style-name="ce13" office:value-type="float" office:value="352821443.14" calcext:value-type="float">
            <text:p>352.821.443,14</text:p>
          </table:table-cell>
          <table:table-cell table:style-name="ce13" office:value-type="float" office:value="9684217.55" calcext:value-type="float">
            <text:p>9.684.217,55</text:p>
          </table:table-cell>
          <table:table-cell table:style-name="ce13" office:value-type="float" office:value="563224335.41" calcext:value-type="float">
            <text:p>563.224.335,41</text:p>
          </table:table-cell>
          <table:table-cell table:style-name="ce13" office:value-type="float" office:value="476679052.2" calcext:value-type="float">
            <text:p>476.679.052,20</text:p>
          </table:table-cell>
          <table:table-cell table:style-name="ce13" office:value-type="float" office:value="502651197.01" calcext:value-type="float">
            <text:p>502.651.197,01</text:p>
          </table:table-cell>
          <table:table-cell table:style-name="ce13" office:value-type="float" office:value="532765594.03" calcext:value-type="float">
            <text:p>532.765.594,03</text:p>
          </table:table-cell>
          <table:table-cell table:style-name="ce13" office:value-type="float" office:value="440247104.85" calcext:value-type="float">
            <text:p>440.247.104,85</text:p>
          </table:table-cell>
          <table:table-cell table:style-name="ce13" office:value-type="float" office:value="387978495.64" calcext:value-type="float">
            <text:p>387.978.495,64</text:p>
          </table:table-cell>
          <table:table-cell table:style-name="ce13" office:value-type="float" office:value="1315953435.2" calcext:value-type="float">
            <text:p>1.315.953.435,20</text:p>
          </table:table-cell>
          <table:table-cell table:style-name="ce13" office:value-type="float" office:value="130780622.6" calcext:value-type="float">
            <text:p>130.780.622,60</text:p>
          </table:table-cell>
          <table:table-cell table:style-name="ce13" office:value-type="float" office:value="193230837.96" calcext:value-type="float">
            <text:p>193.230.837,96</text:p>
          </table:table-cell>
          <table:table-cell table:style-name="ce13" office:value-type="float" office:value="181903770.5" calcext:value-type="float">
            <text:p>181.903.770,50</text:p>
          </table:table-cell>
          <table:table-cell table:style-name="ce13" office:value-type="float" office:value="87301671.7" calcext:value-type="float">
            <text:p>87.301.671,70</text:p>
          </table:table-cell>
          <table:table-cell table:style-name="ce13" office:value-type="float" office:value="573860581.56" calcext:value-type="float">
            <text:p>573.860.581,56</text:p>
          </table:table-cell>
          <table:table-cell table:style-name="ce13" office:value-type="float" office:value="55145705.09" calcext:value-type="float">
            <text:p>55.145.705,09</text:p>
          </table:table-cell>
          <table:table-cell table:style-name="ce13" office:value-type="float" office:value="1315676980.05" calcext:value-type="float">
            <text:p>1.315.676.980,05</text:p>
          </table:table-cell>
          <table:table-cell table:style-name="ce13" office:value-type="float" office:value="4910630766.56" calcext:value-type="float">
            <text:p>4.910.630.766,56</text:p>
          </table:table-cell>
          <table:table-cell table:style-name="ce13" office:value-type="float" office:value="78371763.08" calcext:value-type="float">
            <text:p>78.371.763,08</text:p>
          </table:table-cell>
          <table:table-cell table:style-name="ce13" office:value-type="float" office:value="39232957.51" calcext:value-type="float">
            <text:p>39.232.957,51</text:p>
          </table:table-cell>
          <table:table-cell table:style-name="ce13" office:value-type="float" office:value="11570929.53" calcext:value-type="float">
            <text:p>11.570.929,53</text:p>
          </table:table-cell>
          <table:table-cell table:style-name="ce13" office:value-type="float" office:value="1148369346.92" calcext:value-type="float">
            <text:p>1.148.369.346,92</text:p>
          </table:table-cell>
          <table:table-cell table:style-name="ce13" office:value-type="float" office:value="1786113644.18" calcext:value-type="float">
            <text:p>1.786.113.644,18</text:p>
          </table:table-cell>
          <table:table-cell table:style-name="ce13" office:value-type="float" office:value="48331838.45" calcext:value-type="float">
            <text:p>48.331.838,45</text:p>
          </table:table-cell>
          <table:table-cell table:style-name="ce13" office:value-type="float" office:value="9112399653.44" calcext:value-type="float">
            <text:p>9.112.399.653,44</text:p>
          </table:table-cell>
          <table:table-cell table:style-name="ce13" office:value-type="float" office:value="34876236.73" calcext:value-type="float">
            <text:p>34.876.236,73</text:p>
          </table:table-cell>
          <table:table-cell table:style-name="ce21" office:value-type="float" office:value="24387333812.07" calcext:value-type="float">
            <text:p>24.387.333.812,07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3"/>FINANCEIRAS</text:p>
          </table:table-cell>
          <table:table-cell table:style-name="ce13" office:value-type="float" office:value="11304.1" calcext:value-type="float">
            <text:p>11.304,10</text:p>
          </table:table-cell>
          <table:table-cell table:style-name="ce13" office:value-type="float" office:value="32606.61" calcext:value-type="float">
            <text:p>32.606,61</text:p>
          </table:table-cell>
          <table:table-cell table:style-name="ce13" office:value-type="float" office:value="271091.7" calcext:value-type="float">
            <text:p>271.091,70</text:p>
          </table:table-cell>
          <table:table-cell table:style-name="ce13" office:value-type="float" office:value="24570.42" calcext:value-type="float">
            <text:p>24.570,42</text:p>
          </table:table-cell>
          <table:table-cell table:style-name="ce13" office:value-type="float" office:value="677451.78" calcext:value-type="float">
            <text:p>677.451,78</text:p>
          </table:table-cell>
          <table:table-cell table:style-name="ce13" office:value-type="float" office:value="24884839.33" calcext:value-type="float">
            <text:p>24.884.839,33</text:p>
          </table:table-cell>
          <table:table-cell table:style-name="ce13" office:value-type="float" office:value="41438989.39" calcext:value-type="float">
            <text:p>41.438.989,39</text:p>
          </table:table-cell>
          <table:table-cell table:style-name="ce13" office:value-type="float" office:value="5829247.91" calcext:value-type="float">
            <text:p>5.829.247,91</text:p>
          </table:table-cell>
          <table:table-cell table:style-name="ce13" office:value-type="float" office:value="585420.85" calcext:value-type="float">
            <text:p>585.420,85</text:p>
          </table:table-cell>
          <table:table-cell table:style-name="ce13" office:value-type="float" office:value="80626.44" calcext:value-type="float">
            <text:p>80.626,44</text:p>
          </table:table-cell>
          <table:table-cell table:style-name="ce13" office:value-type="float" office:value="37737987.21" calcext:value-type="float">
            <text:p>37.737.987,21</text:p>
          </table:table-cell>
          <table:table-cell table:style-name="ce13" office:value-type="float" office:value="17473.26" calcext:value-type="float">
            <text:p>17.473,26</text:p>
          </table:table-cell>
          <table:table-cell table:style-name="ce13" office:value-type="float" office:value="341229.9" calcext:value-type="float">
            <text:p>341.229,90</text:p>
          </table:table-cell>
          <table:table-cell table:style-name="ce13" office:value-type="float" office:value="13283576.6" calcext:value-type="float">
            <text:p>13.283.576,60</text:p>
          </table:table-cell>
          <table:table-cell table:style-name="ce13" office:value-type="float" office:value="21849.72" calcext:value-type="float">
            <text:p>21.849,72</text:p>
          </table:table-cell>
          <table:table-cell table:style-name="ce13" office:value-type="float" office:value="1201474.59" calcext:value-type="float">
            <text:p>1.201.474,59</text:p>
          </table:table-cell>
          <table:table-cell table:style-name="ce13" office:value-type="float" office:value="36913.18" calcext:value-type="float">
            <text:p>36.913,18</text:p>
          </table:table-cell>
          <table:table-cell table:style-name="ce13" office:value-type="float" office:value="11796724.31" calcext:value-type="float">
            <text:p>11.796.724,31</text:p>
          </table:table-cell>
          <table:table-cell table:style-name="ce13" office:value-type="float" office:value="165445176.94" calcext:value-type="float">
            <text:p>165.445.176,94</text:p>
          </table:table-cell>
          <table:table-cell table:style-name="ce13" office:value-type="float" office:value="76644.61" calcext:value-type="float">
            <text:p>76.644,61</text:p>
          </table:table-cell>
          <table:table-cell table:style-name="ce13" office:value-type="float" office:value="366491.95" calcext:value-type="float">
            <text:p>366.491,95</text:p>
          </table:table-cell>
          <table:table-cell table:style-name="ce13" office:value-type="float" office:value="4568.87" calcext:value-type="float">
            <text:p>4.568,87</text:p>
          </table:table-cell>
          <table:table-cell table:style-name="ce13" office:value-type="float" office:value="18381413.74" calcext:value-type="float">
            <text:p>18.381.413,74</text:p>
          </table:table-cell>
          <table:table-cell table:style-name="ce13" office:value-type="float" office:value="2066853.02" calcext:value-type="float">
            <text:p>2.066.853,02</text:p>
          </table:table-cell>
          <table:table-cell table:style-name="ce13" office:value-type="float" office:value="2062999.02" calcext:value-type="float">
            <text:p>2.062.999,02</text:p>
          </table:table-cell>
          <table:table-cell table:style-name="ce13" office:value-type="float" office:value="486244251.49" calcext:value-type="float">
            <text:p>486.244.251,49</text:p>
          </table:table-cell>
          <table:table-cell table:style-name="ce13" office:value-type="float" office:value="31121.48" calcext:value-type="float">
            <text:p>31.121,48</text:p>
          </table:table-cell>
          <table:table-cell table:style-name="ce21" office:value-type="float" office:value="812952898.42" calcext:value-type="float">
            <text:p>812.952.898,42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3"/>DEMAIS </text:p>
          </table:table-cell>
          <table:table-cell table:style-name="ce13" office:value-type="float" office:value="12280189.83" calcext:value-type="float">
            <text:p>12.280.189,83</text:p>
          </table:table-cell>
          <table:table-cell table:style-name="ce13" office:value-type="float" office:value="85207530.64" calcext:value-type="float">
            <text:p>85.207.530,64</text:p>
          </table:table-cell>
          <table:table-cell table:style-name="ce13" office:value-type="float" office:value="352550351.44" calcext:value-type="float">
            <text:p>352.550.351,44</text:p>
          </table:table-cell>
          <table:table-cell table:style-name="ce13" office:value-type="float" office:value="9659647.13" calcext:value-type="float">
            <text:p>9.659.647,13</text:p>
          </table:table-cell>
          <table:table-cell table:style-name="ce13" office:value-type="float" office:value="562546883.63" calcext:value-type="float">
            <text:p>562.546.883,63</text:p>
          </table:table-cell>
          <table:table-cell table:style-name="ce13" office:value-type="float" office:value="451794212.87" calcext:value-type="float">
            <text:p>451.794.212,87</text:p>
          </table:table-cell>
          <table:table-cell table:style-name="ce13" office:value-type="float" office:value="461212207.62" calcext:value-type="float">
            <text:p>461.212.207,62</text:p>
          </table:table-cell>
          <table:table-cell table:style-name="ce13" office:value-type="float" office:value="526936346.12" calcext:value-type="float">
            <text:p>526.936.346,12</text:p>
          </table:table-cell>
          <table:table-cell table:style-name="ce13" office:value-type="float" office:value="439661684" calcext:value-type="float">
            <text:p>439.661.684,00</text:p>
          </table:table-cell>
          <table:table-cell table:style-name="ce13" office:value-type="float" office:value="387897869.2" calcext:value-type="float">
            <text:p>387.897.869,20</text:p>
          </table:table-cell>
          <table:table-cell table:style-name="ce13" office:value-type="float" office:value="1278215447.99" calcext:value-type="float">
            <text:p>1.278.215.447,99</text:p>
          </table:table-cell>
          <table:table-cell table:style-name="ce13" office:value-type="float" office:value="130763149.34" calcext:value-type="float">
            <text:p>130.763.149,34</text:p>
          </table:table-cell>
          <table:table-cell table:style-name="ce13" office:value-type="float" office:value="192889608.06" calcext:value-type="float">
            <text:p>192.889.608,06</text:p>
          </table:table-cell>
          <table:table-cell table:style-name="ce13" office:value-type="float" office:value="168620193.9" calcext:value-type="float">
            <text:p>168.620.193,90</text:p>
          </table:table-cell>
          <table:table-cell table:style-name="ce13" office:value-type="float" office:value="87279821.98" calcext:value-type="float">
            <text:p>87.279.821,98</text:p>
          </table:table-cell>
          <table:table-cell table:style-name="ce13" office:value-type="float" office:value="572659106.97" calcext:value-type="float">
            <text:p>572.659.106,97</text:p>
          </table:table-cell>
          <table:table-cell table:style-name="ce13" office:value-type="float" office:value="55108791.91" calcext:value-type="float">
            <text:p>55.108.791,91</text:p>
          </table:table-cell>
          <table:table-cell table:style-name="ce13" office:value-type="float" office:value="1303880255.74" calcext:value-type="float">
            <text:p>1.303.880.255,74</text:p>
          </table:table-cell>
          <table:table-cell table:style-name="ce13" office:value-type="float" office:value="4745185589.62" calcext:value-type="float">
            <text:p>4.745.185.589,62</text:p>
          </table:table-cell>
          <table:table-cell table:style-name="ce13" office:value-type="float" office:value="78295118.47" calcext:value-type="float">
            <text:p>78.295.118,47</text:p>
          </table:table-cell>
          <table:table-cell table:style-name="ce13" office:value-type="float" office:value="38866465.56" calcext:value-type="float">
            <text:p>38.866.465,56</text:p>
          </table:table-cell>
          <table:table-cell table:style-name="ce13" office:value-type="float" office:value="11566360.66" calcext:value-type="float">
            <text:p>11.566.360,66</text:p>
          </table:table-cell>
          <table:table-cell table:style-name="ce13" office:value-type="float" office:value="1129987933.18" calcext:value-type="float">
            <text:p>1.129.987.933,18</text:p>
          </table:table-cell>
          <table:table-cell table:style-name="ce13" office:value-type="float" office:value="1784046791.16" calcext:value-type="float">
            <text:p>1.784.046.791,16</text:p>
          </table:table-cell>
          <table:table-cell table:style-name="ce13" office:value-type="float" office:value="46268839.43" calcext:value-type="float">
            <text:p>46.268.839,43</text:p>
          </table:table-cell>
          <table:table-cell table:style-name="ce13" office:value-type="float" office:value="8626155401.95" calcext:value-type="float">
            <text:p>8.626.155.401,95</text:p>
          </table:table-cell>
          <table:table-cell table:style-name="ce13" office:value-type="float" office:value="34845115.25" calcext:value-type="float">
            <text:p>34.845.115,25</text:p>
          </table:table-cell>
          <table:table-cell table:style-name="ce21" office:value-type="float" office:value="23574380913.65" calcext:value-type="float">
            <text:p>23.574.380.913,6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ONTRIBUIÇÃO PARA O PIS/PASEP</text:p>
          </table:table-cell>
          <table:table-cell table:style-name="ce13" office:value-type="float" office:value="7031633.95" calcext:value-type="float">
            <text:p>7.031.633,95</text:p>
          </table:table-cell>
          <table:table-cell table:style-name="ce13" office:value-type="float" office:value="30032767.45" calcext:value-type="float">
            <text:p>30.032.767,45</text:p>
          </table:table-cell>
          <table:table-cell table:style-name="ce13" office:value-type="float" office:value="103960433.52" calcext:value-type="float">
            <text:p>103.960.433,52</text:p>
          </table:table-cell>
          <table:table-cell table:style-name="ce13" office:value-type="float" office:value="4805882.98" calcext:value-type="float">
            <text:p>4.805.882,98</text:p>
          </table:table-cell>
          <table:table-cell table:style-name="ce13" office:value-type="float" office:value="173457682.49" calcext:value-type="float">
            <text:p>173.457.682,49</text:p>
          </table:table-cell>
          <table:table-cell table:style-name="ce13" office:value-type="float" office:value="131818996.55" calcext:value-type="float">
            <text:p>131.818.996,55</text:p>
          </table:table-cell>
          <table:table-cell table:style-name="ce13" office:value-type="float" office:value="363235622.42" calcext:value-type="float">
            <text:p>363.235.622,42</text:p>
          </table:table-cell>
          <table:table-cell table:style-name="ce13" office:value-type="float" office:value="146360333.86" calcext:value-type="float">
            <text:p>146.360.333,86</text:p>
          </table:table-cell>
          <table:table-cell table:style-name="ce13" office:value-type="float" office:value="148281432.02" calcext:value-type="float">
            <text:p>148.281.432,02</text:p>
          </table:table-cell>
          <table:table-cell table:style-name="ce13" office:value-type="float" office:value="99698923.43" calcext:value-type="float">
            <text:p>99.698.923,43</text:p>
          </table:table-cell>
          <table:table-cell table:style-name="ce13" office:value-type="float" office:value="414318549.52" calcext:value-type="float">
            <text:p>414.318.549,52</text:p>
          </table:table-cell>
          <table:table-cell table:style-name="ce13" office:value-type="float" office:value="52350898.88" calcext:value-type="float">
            <text:p>52.350.898,88</text:p>
          </table:table-cell>
          <table:table-cell table:style-name="ce13" office:value-type="float" office:value="79561809.5" calcext:value-type="float">
            <text:p>79.561.809,50</text:p>
          </table:table-cell>
          <table:table-cell table:style-name="ce13" office:value-type="float" office:value="70341723.26" calcext:value-type="float">
            <text:p>70.341.723,26</text:p>
          </table:table-cell>
          <table:table-cell table:style-name="ce13" office:value-type="float" office:value="33332507.2" calcext:value-type="float">
            <text:p>33.332.507,20</text:p>
          </table:table-cell>
          <table:table-cell table:style-name="ce13" office:value-type="float" office:value="171335166.64" calcext:value-type="float">
            <text:p>171.335.166,64</text:p>
          </table:table-cell>
          <table:table-cell table:style-name="ce13" office:value-type="float" office:value="21528830.01" calcext:value-type="float">
            <text:p>21.528.830,01</text:p>
          </table:table-cell>
          <table:table-cell table:style-name="ce13" office:value-type="float" office:value="362716833.65" calcext:value-type="float">
            <text:p>362.716.833,65</text:p>
          </table:table-cell>
          <table:table-cell table:style-name="ce13" office:value-type="float" office:value="1203311449.97" calcext:value-type="float">
            <text:p>1.203.311.449,97</text:p>
          </table:table-cell>
          <table:table-cell table:style-name="ce13" office:value-type="float" office:value="32065129.48" calcext:value-type="float">
            <text:p>32.065.129,48</text:p>
          </table:table-cell>
          <table:table-cell table:style-name="ce13" office:value-type="float" office:value="19008590.51" calcext:value-type="float">
            <text:p>19.008.590,51</text:p>
          </table:table-cell>
          <table:table-cell table:style-name="ce13" office:value-type="float" office:value="6765651.78" calcext:value-type="float">
            <text:p>6.765.651,78</text:p>
          </table:table-cell>
          <table:table-cell table:style-name="ce13" office:value-type="float" office:value="330991080.56" calcext:value-type="float">
            <text:p>330.991.080,56</text:p>
          </table:table-cell>
          <table:table-cell table:style-name="ce13" office:value-type="float" office:value="448032832.26" calcext:value-type="float">
            <text:p>448.032.832,26</text:p>
          </table:table-cell>
          <table:table-cell table:style-name="ce13" office:value-type="float" office:value="21322062.66" calcext:value-type="float">
            <text:p>21.322.062,66</text:p>
          </table:table-cell>
          <table:table-cell table:style-name="ce13" office:value-type="float" office:value="2252999451.9" calcext:value-type="float">
            <text:p>2.252.999.451,90</text:p>
          </table:table-cell>
          <table:table-cell table:style-name="ce13" office:value-type="float" office:value="16036771.73" calcext:value-type="float">
            <text:p>16.036.771,73</text:p>
          </table:table-cell>
          <table:table-cell table:style-name="ce21" office:value-type="float" office:value="6744703048.18" calcext:value-type="float">
            <text:p>6.744.703.048,18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3"/>FINANCEIRAS</text:p>
          </table:table-cell>
          <table:table-cell table:style-name="ce13" office:value-type="float" office:value="1813.37" calcext:value-type="float">
            <text:p>1.813,37</text:p>
          </table:table-cell>
          <table:table-cell table:style-name="ce13" office:value-type="float" office:value="5751.65" calcext:value-type="float">
            <text:p>5.751,65</text:p>
          </table:table-cell>
          <table:table-cell table:style-name="ce13" office:value-type="float" office:value="44016.78" calcext:value-type="float">
            <text:p>44.016,78</text:p>
          </table:table-cell>
          <table:table-cell table:style-name="ce13" office:value-type="float" office:value="3969.78" calcext:value-type="float">
            <text:p>3.969,78</text:p>
          </table:table-cell>
          <table:table-cell table:style-name="ce13" office:value-type="float" office:value="77428.51" calcext:value-type="float">
            <text:p>77.428,51</text:p>
          </table:table-cell>
          <table:table-cell table:style-name="ce13" office:value-type="float" office:value="4053243.42" calcext:value-type="float">
            <text:p>4.053.243,42</text:p>
          </table:table-cell>
          <table:table-cell table:style-name="ce13" office:value-type="float" office:value="7048021.2" calcext:value-type="float">
            <text:p>7.048.021,20</text:p>
          </table:table-cell>
          <table:table-cell table:style-name="ce13" office:value-type="float" office:value="983850.29" calcext:value-type="float">
            <text:p>983.850,29</text:p>
          </table:table-cell>
          <table:table-cell table:style-name="ce13" office:value-type="float" office:value="87946.4" calcext:value-type="float">
            <text:p>87.946,40</text:p>
          </table:table-cell>
          <table:table-cell table:style-name="ce13" office:value-type="float" office:value="13476.1" calcext:value-type="float">
            <text:p>13.476,10</text:p>
          </table:table-cell>
          <table:table-cell table:style-name="ce13" office:value-type="float" office:value="5469673.05" calcext:value-type="float">
            <text:p>5.469.673,05</text:p>
          </table:table-cell>
          <table:table-cell table:style-name="ce13" office:value-type="float" office:value="3211.52" calcext:value-type="float">
            <text:p>3.211,52</text:p>
          </table:table-cell>
          <table:table-cell table:style-name="ce13" office:value-type="float" office:value="56658.75" calcext:value-type="float">
            <text:p>56.658,75</text:p>
          </table:table-cell>
          <table:table-cell table:style-name="ce13" office:value-type="float" office:value="2166412.27" calcext:value-type="float">
            <text:p>2.166.412,27</text:p>
          </table:table-cell>
          <table:table-cell table:style-name="ce13" office:value-type="float" office:value="4050.13" calcext:value-type="float">
            <text:p>4.050,13</text:p>
          </table:table-cell>
          <table:table-cell table:style-name="ce13" office:value-type="float" office:value="159638.56" calcext:value-type="float">
            <text:p>159.638,56</text:p>
          </table:table-cell>
          <table:table-cell table:style-name="ce13" office:value-type="float" office:value="6258.03" calcext:value-type="float">
            <text:p>6.258,03</text:p>
          </table:table-cell>
          <table:table-cell table:style-name="ce13" office:value-type="float" office:value="1889062.64" calcext:value-type="float">
            <text:p>1.889.062,64</text:p>
          </table:table-cell>
          <table:table-cell table:style-name="ce13" office:value-type="float" office:value="26839584.78" calcext:value-type="float">
            <text:p>26.839.584,78</text:p>
          </table:table-cell>
          <table:table-cell table:style-name="ce13" office:value-type="float" office:value="12338.26" calcext:value-type="float">
            <text:p>12.338,26</text:p>
          </table:table-cell>
          <table:table-cell table:style-name="ce13" office:value-type="float" office:value="58635.7" calcext:value-type="float">
            <text:p>58.635,70</text:p>
          </table:table-cell>
          <table:table-cell table:style-name="ce13" office:value-type="float" office:value="716.49" calcext:value-type="float">
            <text:p>716,49</text:p>
          </table:table-cell>
          <table:table-cell table:style-name="ce13" office:value-type="float" office:value="3109297.16" calcext:value-type="float">
            <text:p>3.109.297,16</text:p>
          </table:table-cell>
          <table:table-cell table:style-name="ce13" office:value-type="float" office:value="343072.13" calcext:value-type="float">
            <text:p>343.072,13</text:p>
          </table:table-cell>
          <table:table-cell table:style-name="ce13" office:value-type="float" office:value="347963.41" calcext:value-type="float">
            <text:p>347.963,41</text:p>
          </table:table-cell>
          <table:table-cell table:style-name="ce13" office:value-type="float" office:value="80551653.16" calcext:value-type="float">
            <text:p>80.551.653,16</text:p>
          </table:table-cell>
          <table:table-cell table:style-name="ce13" office:value-type="float" office:value="5380.66" calcext:value-type="float">
            <text:p>5.380,66</text:p>
          </table:table-cell>
          <table:table-cell table:style-name="ce21" office:value-type="float" office:value="133343124.2" calcext:value-type="float">
            <text:p>133.343.124,20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3"/>DEMAIS </text:p>
          </table:table-cell>
          <table:table-cell table:style-name="ce13" office:value-type="float" office:value="7029820.58" calcext:value-type="float">
            <text:p>7.029.820,58</text:p>
          </table:table-cell>
          <table:table-cell table:style-name="ce13" office:value-type="float" office:value="30027015.8" calcext:value-type="float">
            <text:p>30.027.015,80</text:p>
          </table:table-cell>
          <table:table-cell table:style-name="ce13" office:value-type="float" office:value="103916416.74" calcext:value-type="float">
            <text:p>103.916.416,74</text:p>
          </table:table-cell>
          <table:table-cell table:style-name="ce13" office:value-type="float" office:value="4801913.2" calcext:value-type="float">
            <text:p>4.801.913,20</text:p>
          </table:table-cell>
          <table:table-cell table:style-name="ce13" office:value-type="float" office:value="173380253.98" calcext:value-type="float">
            <text:p>173.380.253,98</text:p>
          </table:table-cell>
          <table:table-cell table:style-name="ce13" office:value-type="float" office:value="127765753.13" calcext:value-type="float">
            <text:p>127.765.753,13</text:p>
          </table:table-cell>
          <table:table-cell table:style-name="ce13" office:value-type="float" office:value="356187601.22" calcext:value-type="float">
            <text:p>356.187.601,22</text:p>
          </table:table-cell>
          <table:table-cell table:style-name="ce13" office:value-type="float" office:value="145376483.57" calcext:value-type="float">
            <text:p>145.376.483,57</text:p>
          </table:table-cell>
          <table:table-cell table:style-name="ce13" office:value-type="float" office:value="148193485.62" calcext:value-type="float">
            <text:p>148.193.485,62</text:p>
          </table:table-cell>
          <table:table-cell table:style-name="ce13" office:value-type="float" office:value="99685447.33" calcext:value-type="float">
            <text:p>99.685.447,33</text:p>
          </table:table-cell>
          <table:table-cell table:style-name="ce13" office:value-type="float" office:value="408848876.47" calcext:value-type="float">
            <text:p>408.848.876,47</text:p>
          </table:table-cell>
          <table:table-cell table:style-name="ce13" office:value-type="float" office:value="52347687.36" calcext:value-type="float">
            <text:p>52.347.687,36</text:p>
          </table:table-cell>
          <table:table-cell table:style-name="ce13" office:value-type="float" office:value="79505150.75" calcext:value-type="float">
            <text:p>79.505.150,75</text:p>
          </table:table-cell>
          <table:table-cell table:style-name="ce13" office:value-type="float" office:value="68175310.99" calcext:value-type="float">
            <text:p>68.175.310,99</text:p>
          </table:table-cell>
          <table:table-cell table:style-name="ce13" office:value-type="float" office:value="33328457.07" calcext:value-type="float">
            <text:p>33.328.457,07</text:p>
          </table:table-cell>
          <table:table-cell table:style-name="ce13" office:value-type="float" office:value="171175528.08" calcext:value-type="float">
            <text:p>171.175.528,08</text:p>
          </table:table-cell>
          <table:table-cell table:style-name="ce13" office:value-type="float" office:value="21522571.98" calcext:value-type="float">
            <text:p>21.522.571,98</text:p>
          </table:table-cell>
          <table:table-cell table:style-name="ce13" office:value-type="float" office:value="360827771.01" calcext:value-type="float">
            <text:p>360.827.771,01</text:p>
          </table:table-cell>
          <table:table-cell table:style-name="ce13" office:value-type="float" office:value="1176471865.19" calcext:value-type="float">
            <text:p>1.176.471.865,19</text:p>
          </table:table-cell>
          <table:table-cell table:style-name="ce13" office:value-type="float" office:value="32052791.22" calcext:value-type="float">
            <text:p>32.052.791,22</text:p>
          </table:table-cell>
          <table:table-cell table:style-name="ce13" office:value-type="float" office:value="18949954.81" calcext:value-type="float">
            <text:p>18.949.954,81</text:p>
          </table:table-cell>
          <table:table-cell table:style-name="ce13" office:value-type="float" office:value="6764935.29" calcext:value-type="float">
            <text:p>6.764.935,29</text:p>
          </table:table-cell>
          <table:table-cell table:style-name="ce13" office:value-type="float" office:value="327881783.4" calcext:value-type="float">
            <text:p>327.881.783,40</text:p>
          </table:table-cell>
          <table:table-cell table:style-name="ce13" office:value-type="float" office:value="447689760.13" calcext:value-type="float">
            <text:p>447.689.760,13</text:p>
          </table:table-cell>
          <table:table-cell table:style-name="ce13" office:value-type="float" office:value="20974099.25" calcext:value-type="float">
            <text:p>20.974.099,25</text:p>
          </table:table-cell>
          <table:table-cell table:style-name="ce13" office:value-type="float" office:value="2172447798.74" calcext:value-type="float">
            <text:p>2.172.447.798,74</text:p>
          </table:table-cell>
          <table:table-cell table:style-name="ce13" office:value-type="float" office:value="16031391.07" calcext:value-type="float">
            <text:p>16.031.391,07</text:p>
          </table:table-cell>
          <table:table-cell table:style-name="ce21" office:value-type="float" office:value="6611359923.98" calcext:value-type="float">
            <text:p>6.611.359.923,98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SLL</text:p>
          </table:table-cell>
          <table:table-cell table:style-name="ce13" office:value-type="float" office:value="10586883.77" calcext:value-type="float">
            <text:p>10.586.883,77</text:p>
          </table:table-cell>
          <table:table-cell table:style-name="ce13" office:value-type="float" office:value="50951942.82" calcext:value-type="float">
            <text:p>50.951.942,82</text:p>
          </table:table-cell>
          <table:table-cell table:style-name="ce13" office:value-type="float" office:value="249388309.3" calcext:value-type="float">
            <text:p>249.388.309,30</text:p>
          </table:table-cell>
          <table:table-cell table:style-name="ce13" office:value-type="float" office:value="8923195.88" calcext:value-type="float">
            <text:p>8.923.195,88</text:p>
          </table:table-cell>
          <table:table-cell table:style-name="ce13" office:value-type="float" office:value="329297214.75" calcext:value-type="float">
            <text:p>329.297.214,75</text:p>
          </table:table-cell>
          <table:table-cell table:style-name="ce13" office:value-type="float" office:value="271682528.5" calcext:value-type="float">
            <text:p>271.682.528,50</text:p>
          </table:table-cell>
          <table:table-cell table:style-name="ce13" office:value-type="float" office:value="425186225.44" calcext:value-type="float">
            <text:p>425.186.225,44</text:p>
          </table:table-cell>
          <table:table-cell table:style-name="ce13" office:value-type="float" office:value="198569081.75" calcext:value-type="float">
            <text:p>198.569.081,75</text:p>
          </table:table-cell>
          <table:table-cell table:style-name="ce13" office:value-type="float" office:value="276640848.47" calcext:value-type="float">
            <text:p>276.640.848,47</text:p>
          </table:table-cell>
          <table:table-cell table:style-name="ce13" office:value-type="float" office:value="73711277.62" calcext:value-type="float">
            <text:p>73.711.277,62</text:p>
          </table:table-cell>
          <table:table-cell table:style-name="ce13" office:value-type="float" office:value="1330910987.17" calcext:value-type="float">
            <text:p>1.330.910.987,17</text:p>
          </table:table-cell>
          <table:table-cell table:style-name="ce13" office:value-type="float" office:value="166609104.91" calcext:value-type="float">
            <text:p>166.609.104,91</text:p>
          </table:table-cell>
          <table:table-cell table:style-name="ce13" office:value-type="float" office:value="245421003.88" calcext:value-type="float">
            <text:p>245.421.003,88</text:p>
          </table:table-cell>
          <table:table-cell table:style-name="ce13" office:value-type="float" office:value="149155942.43" calcext:value-type="float">
            <text:p>149.155.942,43</text:p>
          </table:table-cell>
          <table:table-cell table:style-name="ce13" office:value-type="float" office:value="66753352.37" calcext:value-type="float">
            <text:p>66.753.352,37</text:p>
          </table:table-cell>
          <table:table-cell table:style-name="ce13" office:value-type="float" office:value="195164894.4" calcext:value-type="float">
            <text:p>195.164.894,40</text:p>
          </table:table-cell>
          <table:table-cell table:style-name="ce13" office:value-type="float" office:value="60360715.75" calcext:value-type="float">
            <text:p>60.360.715,75</text:p>
          </table:table-cell>
          <table:table-cell table:style-name="ce13" office:value-type="float" office:value="880804452.1" calcext:value-type="float">
            <text:p>880.804.452,10</text:p>
          </table:table-cell>
          <table:table-cell table:style-name="ce13" office:value-type="float" office:value="2539612838.88" calcext:value-type="float">
            <text:p>2.539.612.838,88</text:p>
          </table:table-cell>
          <table:table-cell table:style-name="ce13" office:value-type="float" office:value="74522496.87" calcext:value-type="float">
            <text:p>74.522.496,87</text:p>
          </table:table-cell>
          <table:table-cell table:style-name="ce13" office:value-type="float" office:value="42716189.16" calcext:value-type="float">
            <text:p>42.716.189,16</text:p>
          </table:table-cell>
          <table:table-cell table:style-name="ce13" office:value-type="float" office:value="13771514.92" calcext:value-type="float">
            <text:p>13.771.514,92</text:p>
          </table:table-cell>
          <table:table-cell table:style-name="ce13" office:value-type="float" office:value="816583141.46" calcext:value-type="float">
            <text:p>816.583.141,46</text:p>
          </table:table-cell>
          <table:table-cell table:style-name="ce13" office:value-type="float" office:value="661806719.9" calcext:value-type="float">
            <text:p>661.806.719,90</text:p>
          </table:table-cell>
          <table:table-cell table:style-name="ce13" office:value-type="float" office:value="44068592.87" calcext:value-type="float">
            <text:p>44.068.592,87</text:p>
          </table:table-cell>
          <table:table-cell table:style-name="ce13" office:value-type="float" office:value="5433877682.78" calcext:value-type="float">
            <text:p>5.433.877.682,78</text:p>
          </table:table-cell>
          <table:table-cell table:style-name="ce13" office:value-type="float" office:value="34208249.77" calcext:value-type="float">
            <text:p>34.208.249,77</text:p>
          </table:table-cell>
          <table:table-cell table:style-name="ce21" office:value-type="float" office:value="14651285387.92" calcext:value-type="float">
            <text:p>14.651.285.387,92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FINANCEIRAS</text:p>
          </table:table-cell>
          <table:table-cell table:style-name="ce13" office:value-type="float" office:value="88779.49" calcext:value-type="float">
            <text:p>88.779,49</text:p>
          </table:table-cell>
          <table:table-cell table:style-name="ce13" office:value-type="float" office:value="14347.01" calcext:value-type="float">
            <text:p>14.347,01</text:p>
          </table:table-cell>
          <table:table-cell table:style-name="ce13" office:value-type="float" office:value="269096.82" calcext:value-type="float">
            <text:p>269.096,8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32363.21" calcext:value-type="float">
            <text:p>332.363,21</text:p>
          </table:table-cell>
          <table:table-cell table:style-name="ce13" office:value-type="float" office:value="21072361.54" calcext:value-type="float">
            <text:p>21.072.361,54</text:p>
          </table:table-cell>
          <table:table-cell table:style-name="ce13" office:value-type="float" office:value="55138951.86" calcext:value-type="float">
            <text:p>55.138.951,86</text:p>
          </table:table-cell>
          <table:table-cell table:style-name="ce13" office:value-type="float" office:value="7701133.73" calcext:value-type="float">
            <text:p>7.701.133,73</text:p>
          </table:table-cell>
          <table:table-cell table:style-name="ce13" office:value-type="float" office:value="881167.19" calcext:value-type="float">
            <text:p>881.167,19</text:p>
          </table:table-cell>
          <table:table-cell table:style-name="ce13" office:value-type="float" office:value="99251.9" calcext:value-type="float">
            <text:p>99.251,90</text:p>
          </table:table-cell>
          <table:table-cell table:style-name="ce13" office:value-type="float" office:value="15625146.5" calcext:value-type="float">
            <text:p>15.625.146,50</text:p>
          </table:table-cell>
          <table:table-cell table:style-name="ce13" office:value-type="float" office:value="97003.69" calcext:value-type="float">
            <text:p>97.003,69</text:p>
          </table:table-cell>
          <table:table-cell table:style-name="ce13" office:value-type="float" office:value="981734.61" calcext:value-type="float">
            <text:p>981.734,61</text:p>
          </table:table-cell>
          <table:table-cell table:style-name="ce13" office:value-type="float" office:value="13285293.53" calcext:value-type="float">
            <text:p>13.285.293,53</text:p>
          </table:table-cell>
          <table:table-cell table:style-name="ce13" office:value-type="float" office:value="131533.83" calcext:value-type="float">
            <text:p>131.533,83</text:p>
          </table:table-cell>
          <table:table-cell table:style-name="ce13" office:value-type="float" office:value="92302.09" calcext:value-type="float">
            <text:p>92.302,09</text:p>
          </table:table-cell>
          <table:table-cell table:style-name="ce13" office:value-type="float" office:value="66231.29" calcext:value-type="float">
            <text:p>66.231,29</text:p>
          </table:table-cell>
          <table:table-cell table:style-name="ce13" office:value-type="float" office:value="13669189.24" calcext:value-type="float">
            <text:p>13.669.189,24</text:p>
          </table:table-cell>
          <table:table-cell table:style-name="ce13" office:value-type="float" office:value="132801604.32" calcext:value-type="float">
            <text:p>132.801.604,32</text:p>
          </table:table-cell>
          <table:table-cell table:style-name="ce13" office:value-type="float" office:value="46788.8" calcext:value-type="float">
            <text:p>46.788,80</text:p>
          </table:table-cell>
          <table:table-cell table:style-name="ce13" office:value-type="float" office:value="429853.69" calcext:value-type="float">
            <text:p>429.853,69</text:p>
          </table:table-cell>
          <table:table-cell table:style-name="ce13" office:value-type="float" office:value="10746.61" calcext:value-type="float">
            <text:p>10.746,61</text:p>
          </table:table-cell>
          <table:table-cell table:style-name="ce13" office:value-type="float" office:value="16529386.31" calcext:value-type="float">
            <text:p>16.529.386,31</text:p>
          </table:table-cell>
          <table:table-cell table:style-name="ce13" office:value-type="float" office:value="2807060.9" calcext:value-type="float">
            <text:p>2.807.060,90</text:p>
          </table:table-cell>
          <table:table-cell table:style-name="ce13" office:value-type="float" office:value="3682692.14" calcext:value-type="float">
            <text:p>3.682.692,14</text:p>
          </table:table-cell>
          <table:table-cell table:style-name="ce13" office:value-type="float" office:value="426972905.29" calcext:value-type="float">
            <text:p>426.972.905,29</text:p>
          </table:table-cell>
          <table:table-cell table:style-name="ce13" office:value-type="float" office:value="18566.68" calcext:value-type="float">
            <text:p>18.566,68</text:p>
          </table:table-cell>
          <table:table-cell table:style-name="ce21" office:value-type="float" office:value="712845492.27" calcext:value-type="float">
            <text:p>712.845.492,27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DEMAIS</text:p>
          </table:table-cell>
          <table:table-cell table:style-name="ce13" office:value-type="float" office:value="10498104.28" calcext:value-type="float">
            <text:p>10.498.104,28</text:p>
          </table:table-cell>
          <table:table-cell table:style-name="ce13" office:value-type="float" office:value="50937595.81" calcext:value-type="float">
            <text:p>50.937.595,81</text:p>
          </table:table-cell>
          <table:table-cell table:style-name="ce13" office:value-type="float" office:value="249119212.48" calcext:value-type="float">
            <text:p>249.119.212,48</text:p>
          </table:table-cell>
          <table:table-cell table:style-name="ce13" office:value-type="float" office:value="8923195.88" calcext:value-type="float">
            <text:p>8.923.195,88</text:p>
          </table:table-cell>
          <table:table-cell table:style-name="ce13" office:value-type="float" office:value="328964851.54" calcext:value-type="float">
            <text:p>328.964.851,54</text:p>
          </table:table-cell>
          <table:table-cell table:style-name="ce13" office:value-type="float" office:value="250610166.96" calcext:value-type="float">
            <text:p>250.610.166,96</text:p>
          </table:table-cell>
          <table:table-cell table:style-name="ce13" office:value-type="float" office:value="370047273.58" calcext:value-type="float">
            <text:p>370.047.273,58</text:p>
          </table:table-cell>
          <table:table-cell table:style-name="ce13" office:value-type="float" office:value="190867948.02" calcext:value-type="float">
            <text:p>190.867.948,02</text:p>
          </table:table-cell>
          <table:table-cell table:style-name="ce13" office:value-type="float" office:value="275759681.28" calcext:value-type="float">
            <text:p>275.759.681,28</text:p>
          </table:table-cell>
          <table:table-cell table:style-name="ce13" office:value-type="float" office:value="73612025.72" calcext:value-type="float">
            <text:p>73.612.025,72</text:p>
          </table:table-cell>
          <table:table-cell table:style-name="ce13" office:value-type="float" office:value="1315285840.67" calcext:value-type="float">
            <text:p>1.315.285.840,67</text:p>
          </table:table-cell>
          <table:table-cell table:style-name="ce13" office:value-type="float" office:value="166512101.22" calcext:value-type="float">
            <text:p>166.512.101,22</text:p>
          </table:table-cell>
          <table:table-cell table:style-name="ce13" office:value-type="float" office:value="244439269.27" calcext:value-type="float">
            <text:p>244.439.269,27</text:p>
          </table:table-cell>
          <table:table-cell table:style-name="ce13" office:value-type="float" office:value="135870648.9" calcext:value-type="float">
            <text:p>135.870.648,90</text:p>
          </table:table-cell>
          <table:table-cell table:style-name="ce13" office:value-type="float" office:value="66621818.54" calcext:value-type="float">
            <text:p>66.621.818,54</text:p>
          </table:table-cell>
          <table:table-cell table:style-name="ce13" office:value-type="float" office:value="195072592.31" calcext:value-type="float">
            <text:p>195.072.592,31</text:p>
          </table:table-cell>
          <table:table-cell table:style-name="ce13" office:value-type="float" office:value="60294484.46" calcext:value-type="float">
            <text:p>60.294.484,46</text:p>
          </table:table-cell>
          <table:table-cell table:style-name="ce13" office:value-type="float" office:value="867135262.86" calcext:value-type="float">
            <text:p>867.135.262,86</text:p>
          </table:table-cell>
          <table:table-cell table:style-name="ce13" office:value-type="float" office:value="2406811234.56" calcext:value-type="float">
            <text:p>2.406.811.234,56</text:p>
          </table:table-cell>
          <table:table-cell table:style-name="ce13" office:value-type="float" office:value="74475708.07" calcext:value-type="float">
            <text:p>74.475.708,07</text:p>
          </table:table-cell>
          <table:table-cell table:style-name="ce13" office:value-type="float" office:value="42286335.47" calcext:value-type="float">
            <text:p>42.286.335,47</text:p>
          </table:table-cell>
          <table:table-cell table:style-name="ce13" office:value-type="float" office:value="13760768.31" calcext:value-type="float">
            <text:p>13.760.768,31</text:p>
          </table:table-cell>
          <table:table-cell table:style-name="ce13" office:value-type="float" office:value="800053755.15" calcext:value-type="float">
            <text:p>800.053.755,15</text:p>
          </table:table-cell>
          <table:table-cell table:style-name="ce13" office:value-type="float" office:value="658999659" calcext:value-type="float">
            <text:p>658.999.659,00</text:p>
          </table:table-cell>
          <table:table-cell table:style-name="ce13" office:value-type="float" office:value="40385900.73" calcext:value-type="float">
            <text:p>40.385.900,73</text:p>
          </table:table-cell>
          <table:table-cell table:style-name="ce13" office:value-type="float" office:value="5006904777.49" calcext:value-type="float">
            <text:p>5.006.904.777,49</text:p>
          </table:table-cell>
          <table:table-cell table:style-name="ce13" office:value-type="float" office:value="34189683.09" calcext:value-type="float">
            <text:p>34.189.683,09</text:p>
          </table:table-cell>
          <table:table-cell table:style-name="ce21" office:value-type="float" office:value="13938439895.65" calcext:value-type="float">
            <text:p>13.938.439.895,6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IDE-COMBUSTÍVEIS 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989.09" calcext:value-type="float">
            <text:p>10.989,09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191706.56" calcext:value-type="float">
            <text:p>3.191.706,5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3262.85" calcext:value-type="float">
            <text:p>33.262,85</text:p>
          </table:table-cell>
          <table:table-cell table:style-name="ce13" office:value-type="float" office:value="5026.36" calcext:value-type="float">
            <text:p>5.026,36</text:p>
          </table:table-cell>
          <table:table-cell table:style-name="ce13" office:value-type="float" office:value="15532685.43" calcext:value-type="float">
            <text:p>15.532.685,43</text:p>
          </table:table-cell>
          <table:table-cell table:style-name="ce13" office:value-type="float" office:value="188.5" calcext:value-type="float">
            <text:p>188,5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98504.22" calcext:value-type="float">
            <text:p>198.504,22</text:p>
          </table:table-cell>
          <table:table-cell table:style-name="ce13" office:value-type="float" office:value="2522358.44" calcext:value-type="float">
            <text:p>2.522.358,4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957857.85" calcext:value-type="float">
            <text:p>8.957.857,8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77541.74" calcext:value-type="float">
            <text:p>977.541,74</text:p>
          </table:table-cell>
          <table:table-cell table:style-name="ce13" office:value-type="float" office:value="200642839.52" calcext:value-type="float">
            <text:p>200.642.839,52</text:p>
          </table:table-cell>
          <table:table-cell table:style-name="ce13" office:value-type="float" office:value="339" calcext:value-type="float">
            <text:p>339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2014492" calcext:value-type="float">
            <text:p>2.014.492,00</text:p>
          </table:table-cell>
          <table:table-cell table:style-name="ce13" office:value-type="float" office:value="1949.41" calcext:value-type="float">
            <text:p>1.949,41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506640.55" calcext:value-type="float">
            <text:p>8.506.640,55</text:p>
          </table:table-cell>
          <table:table-cell table:style-name="ce13" office:value-type="float" office:value="0" calcext:value-type="float">
            <text:p>0,00</text:p>
          </table:table-cell>
          <table:table-cell table:style-name="ce21" office:value-type="float" office:value="242596381.52" calcext:value-type="float">
            <text:p>242.596.381,52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PSSS - Contrib. p/ o Plano de Segurid. Social Serv. Público</text:p>
          </table:table-cell>
          <table:table-cell table:style-name="ce13" office:value-type="float" office:value="8239805.38" calcext:value-type="float">
            <text:p>8.239.805,38</text:p>
          </table:table-cell>
          <table:table-cell table:style-name="ce13" office:value-type="float" office:value="26960728.65" calcext:value-type="float">
            <text:p>26.960.728,65</text:p>
          </table:table-cell>
          <table:table-cell table:style-name="ce13" office:value-type="float" office:value="27684307.96" calcext:value-type="float">
            <text:p>27.684.307,96</text:p>
          </table:table-cell>
          <table:table-cell table:style-name="ce13" office:value-type="float" office:value="22843206.52" calcext:value-type="float">
            <text:p>22.843.206,52</text:p>
          </table:table-cell>
          <table:table-cell table:style-name="ce13" office:value-type="float" office:value="73587762.19" calcext:value-type="float">
            <text:p>73.587.762,19</text:p>
          </table:table-cell>
          <table:table-cell table:style-name="ce13" office:value-type="float" office:value="55563230.11" calcext:value-type="float">
            <text:p>55.563.230,11</text:p>
          </table:table-cell>
          <table:table-cell table:style-name="ce13" office:value-type="float" office:value="1435147872.89" calcext:value-type="float">
            <text:p>1.435.147.872,89</text:p>
          </table:table-cell>
          <table:table-cell table:style-name="ce13" office:value-type="float" office:value="33232738.71" calcext:value-type="float">
            <text:p>33.232.738,71</text:p>
          </table:table-cell>
          <table:table-cell table:style-name="ce13" office:value-type="float" office:value="65043428.44" calcext:value-type="float">
            <text:p>65.043.428,44</text:p>
          </table:table-cell>
          <table:table-cell table:style-name="ce13" office:value-type="float" office:value="30813812.5" calcext:value-type="float">
            <text:p>30.813.812,50</text:p>
          </table:table-cell>
          <table:table-cell table:style-name="ce13" office:value-type="float" office:value="186188316.95" calcext:value-type="float">
            <text:p>186.188.316,95</text:p>
          </table:table-cell>
          <table:table-cell table:style-name="ce13" office:value-type="float" office:value="26553603.63" calcext:value-type="float">
            <text:p>26.553.603,63</text:p>
          </table:table-cell>
          <table:table-cell table:style-name="ce13" office:value-type="float" office:value="28432944.71" calcext:value-type="float">
            <text:p>28.432.944,71</text:p>
          </table:table-cell>
          <table:table-cell table:style-name="ce13" office:value-type="float" office:value="50214468.78" calcext:value-type="float">
            <text:p>50.214.468,78</text:p>
          </table:table-cell>
          <table:table-cell table:style-name="ce13" office:value-type="float" office:value="57419444.85" calcext:value-type="float">
            <text:p>57.419.444,85</text:p>
          </table:table-cell>
          <table:table-cell table:style-name="ce13" office:value-type="float" office:value="86917692.48" calcext:value-type="float">
            <text:p>86.917.692,48</text:p>
          </table:table-cell>
          <table:table-cell table:style-name="ce13" office:value-type="float" office:value="25307483.88" calcext:value-type="float">
            <text:p>25.307.483,88</text:p>
          </table:table-cell>
          <table:table-cell table:style-name="ce13" office:value-type="float" office:value="85006836.69" calcext:value-type="float">
            <text:p>85.006.836,69</text:p>
          </table:table-cell>
          <table:table-cell table:style-name="ce13" office:value-type="float" office:value="294908163.02" calcext:value-type="float">
            <text:p>294.908.163,02</text:p>
          </table:table-cell>
          <table:table-cell table:style-name="ce13" office:value-type="float" office:value="45679272.98" calcext:value-type="float">
            <text:p>45.679.272,98</text:p>
          </table:table-cell>
          <table:table-cell table:style-name="ce13" office:value-type="float" office:value="23991096.47" calcext:value-type="float">
            <text:p>23.991.096,47</text:p>
          </table:table-cell>
          <table:table-cell table:style-name="ce13" office:value-type="float" office:value="13058893.45" calcext:value-type="float">
            <text:p>13.058.893,45</text:p>
          </table:table-cell>
          <table:table-cell table:style-name="ce13" office:value-type="float" office:value="143132694.18" calcext:value-type="float">
            <text:p>143.132.694,18</text:p>
          </table:table-cell>
          <table:table-cell table:style-name="ce13" office:value-type="float" office:value="63287305.17" calcext:value-type="float">
            <text:p>63.287.305,17</text:p>
          </table:table-cell>
          <table:table-cell table:style-name="ce13" office:value-type="float" office:value="22105985.12" calcext:value-type="float">
            <text:p>22.105.985,12</text:p>
          </table:table-cell>
          <table:table-cell table:style-name="ce13" office:value-type="float" office:value="162959900.92" calcext:value-type="float">
            <text:p>162.959.900,92</text:p>
          </table:table-cell>
          <table:table-cell table:style-name="ce13" office:value-type="float" office:value="12261846" calcext:value-type="float">
            <text:p>12.261.846,00</text:p>
          </table:table-cell>
          <table:table-cell table:style-name="ce21" office:value-type="float" office:value="3106542842.63" calcext:value-type="float">
            <text:p>3.106.542.842,63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OUTRAS RECEITAS ADMINISTRADAS</text:p>
          </table:table-cell>
          <table:table-cell table:style-name="ce14" office:value-type="float" office:value="8251160.61" calcext:value-type="float">
            <text:p>8.251.160,61</text:p>
          </table:table-cell>
          <table:table-cell table:style-name="ce14" office:value-type="float" office:value="3731763.07" calcext:value-type="float">
            <text:p>3.731.763,07</text:p>
          </table:table-cell>
          <table:table-cell table:style-name="ce14" office:value-type="float" office:value="47415502.44" calcext:value-type="float">
            <text:p>47.415.502,44</text:p>
          </table:table-cell>
          <table:table-cell table:style-name="ce14" office:value-type="float" office:value="844699.56" calcext:value-type="float">
            <text:p>844.699,56</text:p>
          </table:table-cell>
          <table:table-cell table:style-name="ce14" office:value-type="float" office:value="26575867.66" calcext:value-type="float">
            <text:p>26.575.867,66</text:p>
          </table:table-cell>
          <table:table-cell table:style-name="ce14" office:value-type="float" office:value="18577948.62" calcext:value-type="float">
            <text:p>18.577.948,62</text:p>
          </table:table-cell>
          <table:table-cell table:style-name="ce14" office:value-type="float" office:value="614050017.51" calcext:value-type="float">
            <text:p>614.050.017,51</text:p>
          </table:table-cell>
          <table:table-cell table:style-name="ce14" office:value-type="float" office:value="9893059.25" calcext:value-type="float">
            <text:p>9.893.059,25</text:p>
          </table:table-cell>
          <table:table-cell table:style-name="ce14" office:value-type="float" office:value="27127297.96" calcext:value-type="float">
            <text:p>27.127.297,96</text:p>
          </table:table-cell>
          <table:table-cell table:style-name="ce14" office:value-type="float" office:value="2140308.3" calcext:value-type="float">
            <text:p>2.140.308,30</text:p>
          </table:table-cell>
          <table:table-cell table:style-name="ce14" office:value-type="float" office:value="12797480.39" calcext:value-type="float">
            <text:p>12.797.480,39</text:p>
          </table:table-cell>
          <table:table-cell table:style-name="ce14" office:value-type="float" office:value="8338341.4" calcext:value-type="float">
            <text:p>8.338.341,40</text:p>
          </table:table-cell>
          <table:table-cell table:style-name="ce14" office:value-type="float" office:value="237007.02" calcext:value-type="float">
            <text:p>237.007,02</text:p>
          </table:table-cell>
          <table:table-cell table:style-name="ce14" office:value-type="float" office:value="5193779.93" calcext:value-type="float">
            <text:p>5.193.779,93</text:p>
          </table:table-cell>
          <table:table-cell table:style-name="ce14" office:value-type="float" office:value="-627988.16" calcext:value-type="float">
            <text:p>-627.988,16</text:p>
          </table:table-cell>
          <table:table-cell table:style-name="ce14" office:value-type="float" office:value="17160043.13" calcext:value-type="float">
            <text:p>17.160.043,13</text:p>
          </table:table-cell>
          <table:table-cell table:style-name="ce14" office:value-type="float" office:value="1618510.6" calcext:value-type="float">
            <text:p>1.618.510,60</text:p>
          </table:table-cell>
          <table:table-cell table:style-name="ce14" office:value-type="float" office:value="42681699.01" calcext:value-type="float">
            <text:p>42.681.699,01</text:p>
          </table:table-cell>
          <table:table-cell table:style-name="ce14" office:value-type="float" office:value="652218562.83" calcext:value-type="float">
            <text:p>652.218.562,83</text:p>
          </table:table-cell>
          <table:table-cell table:style-name="ce14" office:value-type="float" office:value="3011255.46" calcext:value-type="float">
            <text:p>3.011.255,46</text:p>
          </table:table-cell>
          <table:table-cell table:style-name="ce14" office:value-type="float" office:value="1740038.47" calcext:value-type="float">
            <text:p>1.740.038,47</text:p>
          </table:table-cell>
          <table:table-cell table:style-name="ce14" office:value-type="float" office:value="722496.68" calcext:value-type="float">
            <text:p>722.496,68</text:p>
          </table:table-cell>
          <table:table-cell table:style-name="ce14" office:value-type="float" office:value="36332231.93" calcext:value-type="float">
            <text:p>36.332.231,93</text:p>
          </table:table-cell>
          <table:table-cell table:style-name="ce14" office:value-type="float" office:value="63966676.76" calcext:value-type="float">
            <text:p>63.966.676,76</text:p>
          </table:table-cell>
          <table:table-cell table:style-name="ce14" office:value-type="float" office:value="6370691.57" calcext:value-type="float">
            <text:p>6.370.691,57</text:p>
          </table:table-cell>
          <table:table-cell table:style-name="ce14" office:value-type="float" office:value="672551672.47" calcext:value-type="float">
            <text:p>672.551.672,47</text:p>
          </table:table-cell>
          <table:table-cell table:style-name="ce14" office:value-type="float" office:value="11498988.09" calcext:value-type="float">
            <text:p>11.498.988,09</text:p>
          </table:table-cell>
          <table:table-cell table:style-name="ce22" office:value-type="float" office:value="2294419112.56" calcext:value-type="float">
            <text:p>2.294.419.112,56</text:p>
          </table:table-cell>
          <table:table-cell table:style-name="ce18" table:number-columns-repeated="2"/>
          <table:table-cell table:number-columns-repeated="993"/>
        </table:table-row>
        <table:table-row table:style-name="ro6">
          <table:table-cell table:style-name="ce7" office:value-type="string" calcext:value-type="string">
            <text:p>SUBTOTAL [A]</text:p>
          </table:table-cell>
          <table:table-cell table:style-name="ce15" office:value-type="float" office:value="84583879.54" calcext:value-type="float">
            <text:p>84.583.879,54</text:p>
          </table:table-cell>
          <table:table-cell table:style-name="ce15" office:value-type="float" office:value="350144363.6" calcext:value-type="float">
            <text:p>350.144.363,60</text:p>
          </table:table-cell>
          <table:table-cell table:style-name="ce15" office:value-type="float" office:value="1374150198.49" calcext:value-type="float">
            <text:p>1.374.150.198,49</text:p>
          </table:table-cell>
          <table:table-cell table:style-name="ce15" office:value-type="float" office:value="80462170.21" calcext:value-type="float">
            <text:p>80.462.170,21</text:p>
          </table:table-cell>
          <table:table-cell table:style-name="ce15" office:value-type="float" office:value="2277174242.42" calcext:value-type="float">
            <text:p>2.277.174.242,42</text:p>
          </table:table-cell>
          <table:table-cell table:style-name="ce15" office:value-type="float" office:value="1831577243.15" calcext:value-type="float">
            <text:p>1.831.577.243,15</text:p>
          </table:table-cell>
          <table:table-cell table:style-name="ce15" office:value-type="float" office:value="9063591643.33" calcext:value-type="float">
            <text:p>9.063.591.643,33</text:p>
          </table:table-cell>
          <table:table-cell table:style-name="ce15" office:value-type="float" office:value="2134769715.96" calcext:value-type="float">
            <text:p>2.134.769.715,96</text:p>
          </table:table-cell>
          <table:table-cell table:style-name="ce15" office:value-type="float" office:value="1950468707.24" calcext:value-type="float">
            <text:p>1.950.468.707,24</text:p>
          </table:table-cell>
          <table:table-cell table:style-name="ce15" office:value-type="float" office:value="826169995.39" calcext:value-type="float">
            <text:p>826.169.995,39</text:p>
          </table:table-cell>
          <table:table-cell table:style-name="ce15" office:value-type="float" office:value="8430819419.11" calcext:value-type="float">
            <text:p>8.430.819.419,11</text:p>
          </table:table-cell>
          <table:table-cell table:style-name="ce15" office:value-type="float" office:value="987505040.01" calcext:value-type="float">
            <text:p>987.505.040,01</text:p>
          </table:table-cell>
          <table:table-cell table:style-name="ce15" office:value-type="float" office:value="1264839831.5" calcext:value-type="float">
            <text:p>1.264.839.831,50</text:p>
          </table:table-cell>
          <table:table-cell table:style-name="ce15" office:value-type="float" office:value="971320719.05" calcext:value-type="float">
            <text:p>971.320.719,05</text:p>
          </table:table-cell>
          <table:table-cell table:style-name="ce15" office:value-type="float" office:value="464573111.19" calcext:value-type="float">
            <text:p>464.573.111,19</text:p>
          </table:table-cell>
          <table:table-cell table:style-name="ce15" office:value-type="float" office:value="1955286211.35" calcext:value-type="float">
            <text:p>1.955.286.211,35</text:p>
          </table:table-cell>
          <table:table-cell table:style-name="ce15" office:value-type="float" office:value="338403032.6" calcext:value-type="float">
            <text:p>338.403.032,60</text:p>
          </table:table-cell>
          <table:table-cell table:style-name="ce15" office:value-type="float" office:value="6405351879.78" calcext:value-type="float">
            <text:p>6.405.351.879,78</text:p>
          </table:table-cell>
          <table:table-cell table:style-name="ce15" office:value-type="float" office:value="19462103708.19" calcext:value-type="float">
            <text:p>19.462.103.708,19</text:p>
          </table:table-cell>
          <table:table-cell table:style-name="ce15" office:value-type="float" office:value="466011546.84" calcext:value-type="float">
            <text:p>466.011.546,84</text:p>
          </table:table-cell>
          <table:table-cell table:style-name="ce15" office:value-type="float" office:value="274297273.25" calcext:value-type="float">
            <text:p>274.297.273,25</text:p>
          </table:table-cell>
          <table:table-cell table:style-name="ce15" office:value-type="float" office:value="84246839.63" calcext:value-type="float">
            <text:p>84.246.839,63</text:p>
          </table:table-cell>
          <table:table-cell table:style-name="ce15" office:value-type="float" office:value="6024644743.96" calcext:value-type="float">
            <text:p>6.024.644.743,96</text:p>
          </table:table-cell>
          <table:table-cell table:style-name="ce15" office:value-type="float" office:value="7114547070.81" calcext:value-type="float">
            <text:p>7.114.547.070,81</text:p>
          </table:table-cell>
          <table:table-cell table:style-name="ce15" office:value-type="float" office:value="281099278.77" calcext:value-type="float">
            <text:p>281.099.278,77</text:p>
          </table:table-cell>
          <table:table-cell table:style-name="ce15" office:value-type="float" office:value="47613601281.21" calcext:value-type="float">
            <text:p>47.613.601.281,21</text:p>
          </table:table-cell>
          <table:table-cell table:style-name="ce15" office:value-type="float" office:value="201891882.75" calcext:value-type="float">
            <text:p>201.891.882,75</text:p>
          </table:table-cell>
          <table:table-cell table:style-name="ce23" office:value-type="float" office:value="122313635029.33" calcext:value-type="float">
            <text:p>122.313.635.029,33</text:p>
          </table:table-cell>
          <table:table-cell table:style-name="ce18"/>
          <table:table-cell table:style-name="ce27" table:number-columns-repeated="994"/>
        </table:table-row>
        <table:table-row table:style-name="ro4">
          <table:table-cell table:style-name="ce8" office:value-type="string" calcext:value-type="string">
            <text:p>RECEITA PREVIDENCIÁRIA [B]</text:p>
          </table:table-cell>
          <table:table-cell table:style-name="ce16" office:value-type="float" office:value="81685284.2891429" calcext:value-type="float">
            <text:p>81.685.284,29</text:p>
          </table:table-cell>
          <table:table-cell table:style-name="ce16" office:value-type="float" office:value="222247085.856922" calcext:value-type="float">
            <text:p>222.247.085,86</text:p>
          </table:table-cell>
          <table:table-cell table:style-name="ce16" office:value-type="float" office:value="440352522.212436" calcext:value-type="float">
            <text:p>440.352.522,21</text:p>
          </table:table-cell>
          <table:table-cell table:style-name="ce16" office:value-type="float" office:value="53468355.8678346" calcext:value-type="float">
            <text:p>53.468.355,87</text:p>
          </table:table-cell>
          <table:table-cell table:style-name="ce16" office:value-type="float" office:value="1339204857.16328" calcext:value-type="float">
            <text:p>1.339.204.857,16</text:p>
          </table:table-cell>
          <table:table-cell table:style-name="ce16" office:value-type="float" office:value="893245078.340406" calcext:value-type="float">
            <text:p>893.245.078,34</text:p>
          </table:table-cell>
          <table:table-cell table:style-name="ce16" office:value-type="float" office:value="1633205377.5198" calcext:value-type="float">
            <text:p>1.633.205.377,52</text:p>
          </table:table-cell>
          <table:table-cell table:style-name="ce16" office:value-type="float" office:value="649887293.689762" calcext:value-type="float">
            <text:p>649.887.293,69</text:p>
          </table:table-cell>
          <table:table-cell table:style-name="ce16" office:value-type="float" office:value="890910010.47644" calcext:value-type="float">
            <text:p>890.910.010,48</text:p>
          </table:table-cell>
          <table:table-cell table:style-name="ce16" office:value-type="float" office:value="379811098.012496" calcext:value-type="float">
            <text:p>379.811.098,01</text:p>
          </table:table-cell>
          <table:table-cell table:style-name="ce16" office:value-type="float" office:value="3498018073.01332" calcext:value-type="float">
            <text:p>3.498.018.073,01</text:p>
          </table:table-cell>
          <table:table-cell table:style-name="ce16" office:value-type="float" office:value="425579570.349663" calcext:value-type="float">
            <text:p>425.579.570,35</text:p>
          </table:table-cell>
          <table:table-cell table:style-name="ce16" office:value-type="float" office:value="638457636.706095" calcext:value-type="float">
            <text:p>638.457.636,71</text:p>
          </table:table-cell>
          <table:table-cell table:style-name="ce16" office:value-type="float" office:value="653355787.981687" calcext:value-type="float">
            <text:p>653.355.787,98</text:p>
          </table:table-cell>
          <table:table-cell table:style-name="ce16" office:value-type="float" office:value="353350016.419653" calcext:value-type="float">
            <text:p>353.350.016,42</text:p>
          </table:table-cell>
          <table:table-cell table:style-name="ce16" office:value-type="float" office:value="835000386.527428" calcext:value-type="float">
            <text:p>835.000.386,53</text:p>
          </table:table-cell>
          <table:table-cell table:style-name="ce16" office:value-type="float" office:value="232418385.443061" calcext:value-type="float">
            <text:p>232.418.385,44</text:p>
          </table:table-cell>
          <table:table-cell table:style-name="ce16" office:value-type="float" office:value="2463945943.92873" calcext:value-type="float">
            <text:p>2.463.945.943,93</text:p>
          </table:table-cell>
          <table:table-cell table:style-name="ce16" office:value-type="float" office:value="3829984773.35883" calcext:value-type="float">
            <text:p>3.829.984.773,36</text:p>
          </table:table-cell>
          <table:table-cell table:style-name="ce16" office:value-type="float" office:value="304047006.847051" calcext:value-type="float">
            <text:p>304.047.006,85</text:p>
          </table:table-cell>
          <table:table-cell table:style-name="ce16" office:value-type="float" office:value="175243468.819049" calcext:value-type="float">
            <text:p>175.243.468,82</text:p>
          </table:table-cell>
          <table:table-cell table:style-name="ce16" office:value-type="float" office:value="56718895.924666" calcext:value-type="float">
            <text:p>56.718.895,92</text:p>
          </table:table-cell>
          <table:table-cell table:style-name="ce16" office:value-type="float" office:value="2356423479.18214" calcext:value-type="float">
            <text:p>2.356.423.479,18</text:p>
          </table:table-cell>
          <table:table-cell table:style-name="ce16" office:value-type="float" office:value="2020143258.39202" calcext:value-type="float">
            <text:p>2.020.143.258,39</text:p>
          </table:table-cell>
          <table:table-cell table:style-name="ce16" office:value-type="float" office:value="224293692.653122" calcext:value-type="float">
            <text:p>224.293.692,65</text:p>
          </table:table-cell>
          <table:table-cell table:style-name="ce16" office:value-type="float" office:value="14919654533.5331" calcext:value-type="float">
            <text:p>14.919.654.533,53</text:p>
          </table:table-cell>
          <table:table-cell table:style-name="ce16" office:value-type="float" office:value="163860270.321835" calcext:value-type="float">
            <text:p>163.860.270,32</text:p>
          </table:table-cell>
          <table:table-cell table:style-name="ce24" office:value-type="float" office:value="39734512142.83" calcext:value-type="float">
            <text:p>39.734.512.142,83</text:p>
          </table:table-cell>
          <table:table-cell table:style-name="ce18"/>
          <table:table-cell table:style-name="ce27" table:number-columns-repeated="994"/>
        </table:table-row>
        <table:table-row table:style-name="ro6">
          <table:table-cell table:style-name="ce7" office:value-type="string" calcext:value-type="string">
            <text:p>ADMINISTRADAS PELA RFB [C]=[A]+[B]</text:p>
          </table:table-cell>
          <table:table-cell table:style-name="ce15" office:value-type="float" office:value="166269163.829143" calcext:value-type="float">
            <text:p>166.269.163,83</text:p>
          </table:table-cell>
          <table:table-cell table:style-name="ce15" office:value-type="float" office:value="572391449.456922" calcext:value-type="float">
            <text:p>572.391.449,46</text:p>
          </table:table-cell>
          <table:table-cell table:style-name="ce15" office:value-type="float" office:value="1814502720.70244" calcext:value-type="float">
            <text:p>1.814.502.720,70</text:p>
          </table:table-cell>
          <table:table-cell table:style-name="ce15" office:value-type="float" office:value="133930526.077835" calcext:value-type="float">
            <text:p>133.930.526,08</text:p>
          </table:table-cell>
          <table:table-cell table:style-name="ce15" office:value-type="float" office:value="3616379099.58328" calcext:value-type="float">
            <text:p>3.616.379.099,58</text:p>
          </table:table-cell>
          <table:table-cell table:style-name="ce15" office:value-type="float" office:value="2724822321.49041" calcext:value-type="float">
            <text:p>2.724.822.321,49</text:p>
          </table:table-cell>
          <table:table-cell table:style-name="ce15" office:value-type="float" office:value="10696797020.8498" calcext:value-type="float">
            <text:p>10.696.797.020,85</text:p>
          </table:table-cell>
          <table:table-cell table:style-name="ce15" office:value-type="float" office:value="2784657009.64976" calcext:value-type="float">
            <text:p>2.784.657.009,65</text:p>
          </table:table-cell>
          <table:table-cell table:style-name="ce15" office:value-type="float" office:value="2841378717.71644" calcext:value-type="float">
            <text:p>2.841.378.717,72</text:p>
          </table:table-cell>
          <table:table-cell table:style-name="ce15" office:value-type="float" office:value="1205981093.4025" calcext:value-type="float">
            <text:p>1.205.981.093,40</text:p>
          </table:table-cell>
          <table:table-cell table:style-name="ce15" office:value-type="float" office:value="11928837492.1233" calcext:value-type="float">
            <text:p>11.928.837.492,12</text:p>
          </table:table-cell>
          <table:table-cell table:style-name="ce15" office:value-type="float" office:value="1413084610.35966" calcext:value-type="float">
            <text:p>1.413.084.610,36</text:p>
          </table:table-cell>
          <table:table-cell table:style-name="ce15" office:value-type="float" office:value="1903297468.2061" calcext:value-type="float">
            <text:p>1.903.297.468,21</text:p>
          </table:table-cell>
          <table:table-cell table:style-name="ce15" office:value-type="float" office:value="1624676507.03169" calcext:value-type="float">
            <text:p>1.624.676.507,03</text:p>
          </table:table-cell>
          <table:table-cell table:style-name="ce15" office:value-type="float" office:value="817923127.609653" calcext:value-type="float">
            <text:p>817.923.127,61</text:p>
          </table:table-cell>
          <table:table-cell table:style-name="ce15" office:value-type="float" office:value="2790286597.87743" calcext:value-type="float">
            <text:p>2.790.286.597,88</text:p>
          </table:table-cell>
          <table:table-cell table:style-name="ce15" office:value-type="float" office:value="570821418.043062" calcext:value-type="float">
            <text:p>570.821.418,04</text:p>
          </table:table-cell>
          <table:table-cell table:style-name="ce15" office:value-type="float" office:value="8869297823.70873" calcext:value-type="float">
            <text:p>8.869.297.823,71</text:p>
          </table:table-cell>
          <table:table-cell table:style-name="ce15" office:value-type="float" office:value="23292088481.5488" calcext:value-type="float">
            <text:p>23.292.088.481,55</text:p>
          </table:table-cell>
          <table:table-cell table:style-name="ce15" office:value-type="float" office:value="770058553.687052" calcext:value-type="float">
            <text:p>770.058.553,69</text:p>
          </table:table-cell>
          <table:table-cell table:style-name="ce15" office:value-type="float" office:value="449540742.06905" calcext:value-type="float">
            <text:p>449.540.742,07</text:p>
          </table:table-cell>
          <table:table-cell table:style-name="ce15" office:value-type="float" office:value="140965735.554666" calcext:value-type="float">
            <text:p>140.965.735,55</text:p>
          </table:table-cell>
          <table:table-cell table:style-name="ce15" office:value-type="float" office:value="8381068223.14214" calcext:value-type="float">
            <text:p>8.381.068.223,14</text:p>
          </table:table-cell>
          <table:table-cell table:style-name="ce15" office:value-type="float" office:value="9134690329.20202" calcext:value-type="float">
            <text:p>9.134.690.329,20</text:p>
          </table:table-cell>
          <table:table-cell table:style-name="ce15" office:value-type="float" office:value="505392971.423123" calcext:value-type="float">
            <text:p>505.392.971,42</text:p>
          </table:table-cell>
          <table:table-cell table:style-name="ce15" office:value-type="float" office:value="62533255814.7431" calcext:value-type="float">
            <text:p>62.533.255.814,74</text:p>
          </table:table-cell>
          <table:table-cell table:style-name="ce15" office:value-type="float" office:value="365752153.071835" calcext:value-type="float">
            <text:p>365.752.153,07</text:p>
          </table:table-cell>
          <table:table-cell table:style-name="ce23" office:value-type="float" office:value="162048147172.16" calcext:value-type="float">
            <text:p>162.048.147.172,16</text:p>
          </table:table-cell>
          <table:table-cell table:style-name="ce18"/>
          <table:table-cell table:style-name="ce27" table:number-columns-repeated="994"/>
        </table:table-row>
        <table:table-row table:style-name="ro1">
          <table:table-cell table:style-name="ce8" office:value-type="string" calcext:value-type="string">
            <text:p>ADMINISTRADAS POR OUTROS ÓRGÃOS [D]</text:p>
          </table:table-cell>
          <table:table-cell table:style-name="ce17" office:value-type="float" office:value="1418885.25812791" calcext:value-type="float">
            <text:p>1.418.885,26</text:p>
          </table:table-cell>
          <table:table-cell table:style-name="ce17" office:value-type="float" office:value="4357109.419283" calcext:value-type="float">
            <text:p>4.357.109,42</text:p>
          </table:table-cell>
          <table:table-cell table:style-name="ce17" office:value-type="float" office:value="2909384.21607588" calcext:value-type="float">
            <text:p>2.909.384,22</text:p>
          </table:table-cell>
          <table:table-cell table:style-name="ce17" office:value-type="float" office:value="777791.275892344" calcext:value-type="float">
            <text:p>777.791,28</text:p>
          </table:table-cell>
          <table:table-cell table:style-name="ce17" office:value-type="float" office:value="12671762.1515327" calcext:value-type="float">
            <text:p>12.671.762,15</text:p>
          </table:table-cell>
          <table:table-cell table:style-name="ce17" office:value-type="float" office:value="22903844.3775801" calcext:value-type="float">
            <text:p>22.903.844,38</text:p>
          </table:table-cell>
          <table:table-cell table:style-name="ce17" office:value-type="float" office:value="18414576.9932976" calcext:value-type="float">
            <text:p>18.414.576,99</text:p>
          </table:table-cell>
          <table:table-cell table:style-name="ce17" office:value-type="float" office:value="6861099.86075072" calcext:value-type="float">
            <text:p>6.861.099,86</text:p>
          </table:table-cell>
          <table:table-cell table:style-name="ce17" office:value-type="float" office:value="10420517.4880892" calcext:value-type="float">
            <text:p>10.420.517,49</text:p>
          </table:table-cell>
          <table:table-cell table:style-name="ce17" office:value-type="float" office:value="3994102.79542391" calcext:value-type="float">
            <text:p>3.994.102,80</text:p>
          </table:table-cell>
          <table:table-cell table:style-name="ce17" office:value-type="float" office:value="45343558.5509931" calcext:value-type="float">
            <text:p>45.343.558,55</text:p>
          </table:table-cell>
          <table:table-cell table:style-name="ce17" office:value-type="float" office:value="6490406.14173668" calcext:value-type="float">
            <text:p>6.490.406,14</text:p>
          </table:table-cell>
          <table:table-cell table:style-name="ce17" office:value-type="float" office:value="8738542.0974774" calcext:value-type="float">
            <text:p>8.738.542,10</text:p>
          </table:table-cell>
          <table:table-cell table:style-name="ce17" office:value-type="float" office:value="8988449.72652948" calcext:value-type="float">
            <text:p>8.988.449,73</text:p>
          </table:table-cell>
          <table:table-cell table:style-name="ce17" office:value-type="float" office:value="4229050.80593666" calcext:value-type="float">
            <text:p>4.229.050,81</text:p>
          </table:table-cell>
          <table:table-cell table:style-name="ce17" office:value-type="float" office:value="13583651.7696911" calcext:value-type="float">
            <text:p>13.583.651,77</text:p>
          </table:table-cell>
          <table:table-cell table:style-name="ce17" office:value-type="float" office:value="4013776.19589506" calcext:value-type="float">
            <text:p>4.013.776,20</text:p>
          </table:table-cell>
          <table:table-cell table:style-name="ce17" office:value-type="float" office:value="160207082.924995" calcext:value-type="float">
            <text:p>160.207.082,92</text:p>
          </table:table-cell>
          <table:table-cell table:style-name="ce17" office:value-type="float" office:value="16096388176.2491" calcext:value-type="float">
            <text:p>16.096.388.176,25</text:p>
          </table:table-cell>
          <table:table-cell table:style-name="ce17" office:value-type="float" office:value="13309543.8939086" calcext:value-type="float">
            <text:p>13.309.543,89</text:p>
          </table:table-cell>
          <table:table-cell table:style-name="ce17" office:value-type="float" office:value="1780499.0285448" calcext:value-type="float">
            <text:p>1.780.499,03</text:p>
          </table:table-cell>
          <table:table-cell table:style-name="ce17" office:value-type="float" office:value="1605325.00814099" calcext:value-type="float">
            <text:p>1.605.325,01</text:p>
          </table:table-cell>
          <table:table-cell table:style-name="ce17" office:value-type="float" office:value="31466800.0650505" calcext:value-type="float">
            <text:p>31.466.800,07</text:p>
          </table:table-cell>
          <table:table-cell table:style-name="ce17" office:value-type="float" office:value="23717359.5059458" calcext:value-type="float">
            <text:p>23.717.359,51</text:p>
          </table:table-cell>
          <table:table-cell table:style-name="ce17" office:value-type="float" office:value="2592980.07982049" calcext:value-type="float">
            <text:p>2.592.980,08</text:p>
          </table:table-cell>
          <table:table-cell table:style-name="ce17" office:value-type="float" office:value="184512823.346282" calcext:value-type="float">
            <text:p>184.512.823,35</text:p>
          </table:table-cell>
          <table:table-cell table:style-name="ce17" office:value-type="float" office:value="2545513.43389742" calcext:value-type="float">
            <text:p>2.545.513,43</text:p>
          </table:table-cell>
          <table:table-cell table:style-name="ce25" office:value-type="float" office:value="16694242612.66" calcext:value-type="float">
            <text:p>16.694.242.612,66</text:p>
          </table:table-cell>
          <table:table-cell table:style-name="ce18"/>
          <table:table-cell table:style-name="ce27" table:number-columns-repeated="994"/>
        </table:table-row>
        <table:table-row table:style-name="ro7">
          <table:table-cell table:style-name="ce7" office:value-type="string" calcext:value-type="string">
            <text:p>TOTAL GERAL <text:s text:c="2"/>[E]=[C]+[D]</text:p>
          </table:table-cell>
          <table:table-cell table:style-name="ce15" office:value-type="float" office:value="167688049.087271" calcext:value-type="float">
            <text:p>167.688.049,09</text:p>
          </table:table-cell>
          <table:table-cell table:style-name="ce15" office:value-type="float" office:value="576748558.876206" calcext:value-type="float">
            <text:p>576.748.558,88</text:p>
          </table:table-cell>
          <table:table-cell table:style-name="ce15" office:value-type="float" office:value="1817412104.91851" calcext:value-type="float">
            <text:p>1.817.412.104,92</text:p>
          </table:table-cell>
          <table:table-cell table:style-name="ce15" office:value-type="float" office:value="134708317.353727" calcext:value-type="float">
            <text:p>134.708.317,35</text:p>
          </table:table-cell>
          <table:table-cell table:style-name="ce15" office:value-type="float" office:value="3629050861.73481" calcext:value-type="float">
            <text:p>3.629.050.861,73</text:p>
          </table:table-cell>
          <table:table-cell table:style-name="ce15" office:value-type="float" office:value="2747726165.86799" calcext:value-type="float">
            <text:p>2.747.726.165,87</text:p>
          </table:table-cell>
          <table:table-cell table:style-name="ce15" office:value-type="float" office:value="10715211597.8431" calcext:value-type="float">
            <text:p>10.715.211.597,84</text:p>
          </table:table-cell>
          <table:table-cell table:style-name="ce15" office:value-type="float" office:value="2791518109.51051" calcext:value-type="float">
            <text:p>2.791.518.109,51</text:p>
          </table:table-cell>
          <table:table-cell table:style-name="ce15" office:value-type="float" office:value="2851799235.20453" calcext:value-type="float">
            <text:p>2.851.799.235,20</text:p>
          </table:table-cell>
          <table:table-cell table:style-name="ce15" office:value-type="float" office:value="1209975196.19792" calcext:value-type="float">
            <text:p>1.209.975.196,20</text:p>
          </table:table-cell>
          <table:table-cell table:style-name="ce15" office:value-type="float" office:value="11974181050.6743" calcext:value-type="float">
            <text:p>11.974.181.050,67</text:p>
          </table:table-cell>
          <table:table-cell table:style-name="ce15" office:value-type="float" office:value="1419575016.5014" calcext:value-type="float">
            <text:p>1.419.575.016,50</text:p>
          </table:table-cell>
          <table:table-cell table:style-name="ce15" office:value-type="float" office:value="1912036010.30357" calcext:value-type="float">
            <text:p>1.912.036.010,30</text:p>
          </table:table-cell>
          <table:table-cell table:style-name="ce15" office:value-type="float" office:value="1633664956.75822" calcext:value-type="float">
            <text:p>1.633.664.956,76</text:p>
          </table:table-cell>
          <table:table-cell table:style-name="ce15" office:value-type="float" office:value="822152178.41559" calcext:value-type="float">
            <text:p>822.152.178,42</text:p>
          </table:table-cell>
          <table:table-cell table:style-name="ce15" office:value-type="float" office:value="2803870249.64712" calcext:value-type="float">
            <text:p>2.803.870.249,65</text:p>
          </table:table-cell>
          <table:table-cell table:style-name="ce15" office:value-type="float" office:value="574835194.238957" calcext:value-type="float">
            <text:p>574.835.194,24</text:p>
          </table:table-cell>
          <table:table-cell table:style-name="ce15" office:value-type="float" office:value="9029504906.63373" calcext:value-type="float">
            <text:p>9.029.504.906,63</text:p>
          </table:table-cell>
          <table:table-cell table:style-name="ce15" office:value-type="float" office:value="39388476657.7979" calcext:value-type="float">
            <text:p>39.388.476.657,80</text:p>
          </table:table-cell>
          <table:table-cell table:style-name="ce15" office:value-type="float" office:value="783368097.58096" calcext:value-type="float">
            <text:p>783.368.097,58</text:p>
          </table:table-cell>
          <table:table-cell table:style-name="ce15" office:value-type="float" office:value="451321241.097594" calcext:value-type="float">
            <text:p>451.321.241,10</text:p>
          </table:table-cell>
          <table:table-cell table:style-name="ce15" office:value-type="float" office:value="142571060.562807" calcext:value-type="float">
            <text:p>142.571.060,56</text:p>
          </table:table-cell>
          <table:table-cell table:style-name="ce15" office:value-type="float" office:value="8412535023.20719" calcext:value-type="float">
            <text:p>8.412.535.023,21</text:p>
          </table:table-cell>
          <table:table-cell table:style-name="ce15" office:value-type="float" office:value="9158407688.70797" calcext:value-type="float">
            <text:p>9.158.407.688,71</text:p>
          </table:table-cell>
          <table:table-cell table:style-name="ce15" office:value-type="float" office:value="507985951.502943" calcext:value-type="float">
            <text:p>507.985.951,50</text:p>
          </table:table-cell>
          <table:table-cell table:style-name="ce15" office:value-type="float" office:value="62717768638.0894" calcext:value-type="float">
            <text:p>62.717.768.638,09</text:p>
          </table:table-cell>
          <table:table-cell table:style-name="ce15" office:value-type="float" office:value="368297666.505733" calcext:value-type="float">
            <text:p>368.297.666,51</text:p>
          </table:table-cell>
          <table:table-cell table:style-name="ce23" office:value-type="float" office:value="178742389784.82" calcext:value-type="float">
            <text:p>178.742.389.784,82</text:p>
          </table:table-cell>
          <table:table-cell table:style-name="ce18"/>
          <table:table-cell table:style-name="ce27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0" table:number-columns-repeated="28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table:number-columns-repeated="27"/>
          <table:table-cell table:number-columns-repeated="99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number-style style:name="N111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2">
      <loext:text> </loext:text>
      <loext:fill-character> </loext:fill-character>
      <number:text>(</number:text>
      <number:number number:decimal-places="0" loext:min-decimal-places="0" number:min-integer-digits="1"/>
      <number:text>)</number:text>
    </number:number-style>
    <number:number-style style:name="N113P0" style:volatile="true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írgul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Marcos Antonio Porto Martins</meta:initial-creator>
    <meta:creation-date>2021-11-24T13:21:16Z</meta:creation-date>
    <dc:date>2021-11-24T10:24:06.001000000</dc:date>
    <meta:editing-duration>PT1M28S</meta:editing-duration>
    <meta:editing-cycles>1</meta:editing-cycles>
    <meta:document-statistic meta:table-count="1" meta:cell-count="1105" meta:object-count="1"/>
  </office:meta>
</office:document-meta>
</file>